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1mm"/>
    </style:style>
    <style:style style:name="co2" style:family="table-column">
      <style:table-column-properties fo:break-before="auto" style:column-width="21.96mm"/>
    </style:style>
    <style:style style:name="co3" style:family="table-column">
      <style:table-column-properties fo:break-before="auto" style:column-width="66mm"/>
    </style:style>
    <style:style style:name="co4" style:family="table-column">
      <style:table-column-properties fo:break-before="auto" style:column-width="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Nomes_20_de_20_arquivo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0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13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 style:text-align-source="fix" style:repeat-content="false" fo:wrap-option="no-wrap" style:vertical-align="middle"/>
      <style:paragraph-properties fo:text-align="center" fo:margin-left="0mm"/>
    </style:style>
    <style:style style:name="ce18" style:family="table-cell" style:parent-style-name="Default" style:data-style-name="N113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text-length-is-between(1,30)" table:allow-empty-cell="true" table:base-cell-address="Main.A2">
          <table:error-message table:message-type="stop" table:title="Validação" table:display="true">
            <text:p>São apenas permitidos nomes que tem de 1 a 30 letras.</text:p>
          </table:error-message>
        </table:content-validation>
        <table:content-validation table:name="val2" table:base-cell-address="Main.D1">
          <table:error-message table:message-type="stop" table:display="true"/>
        </table:content-validation>
        <table:content-validation table:name="val3" table:condition="of:cell-content-is-decimal-number() and cell-content()!=-10000000000.1235" table:allow-empty-cell="true" table:base-cell-address="Main.B4">
          <table:error-message table:message-type="warning" table:title="Validação" table:display="true">
            <text:p>São permitidos apenas valores reais nessas células!</text:p>
            <text:p/>
            <text:p>Esta mensagem também aparece se há o número '-10000000000,1235' na tabela, neste caso tudo bem.</text:p>
          </table:error-message>
        </table:content-validation>
        <table:content-validation table:name="val4" table:base-cell-address="Compare.B3">
          <table:error-message table:message-type="information" table:display="true"/>
        </table:content-validation>
      </table:content-validations>
      <table:table table:name="Nomes de arquivos" table:style-name="ta1">
        <office:forms form:automatic-focus="false" form:apply-design-mode="false"/>
        <table:table-column table:style-name="co1" table:default-cell-style-name="ce1"/>
        <table:table-column table:style-name="co2" table:visibility="collapse" table:number-columns-repeated="1023" table:default-cell-style-name="ce1"/>
        <table:table-row table:style-name="ro1">
          <table:table-cell office:value-type="string" calcext:value-type="string">
            <text:p>Nomes dos arquivos: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c_01_n500_m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c_02_n500_m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c_03_n500_m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c_04_n500_m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c_05_n500_m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c_06_n500_m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c_07_n500_m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c_08_n500_m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c_09_n500_m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c_10_n500_m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c_11_n500_m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c_12_n500_m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c_13_n500_m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c_14_n500_m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c_15_n500_m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c_16_n500_m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c_17_n500_m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c_18_n500_m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c_19_n500_m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c_20_n500_m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capacidade máxima é de 20 instâncias</text:p>
          </table:table-cell>
          <table:table-cell table:number-columns-repeated="1023"/>
        </table:table-row>
        <table:table-row table:style-name="ro1" table:visibility="collapse" table:number-rows-repeated="104855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in" table:style-name="ta2" table:protected="true">
        <loext:table-protection loext:select-protected-cells="true" loext:select-unprotected-cells="true"/>
        <table:table-column table:style-name="co3" table:default-cell-style-name="ce9"/>
        <table:table-column table:style-name="co4" table:number-columns-repeated="20" table:default-cell-style-name="ce9"/>
        <table:table-column table:style-name="co4" table:visibility="collapse" table:number-columns-repeated="971" table:default-cell-style-name="ce9"/>
        <table:table-column table:style-name="co4" table:visibility="collapse" table:number-columns-repeated="32" table:default-cell-style-name="ce12"/>
        <table:table-row table:style-name="ro2">
          <table:table-cell table:style-name="ce5" office:value-type="string" calcext:value-type="string" table:number-columns-spanned="1" table:number-rows-spanned="3">
            <text:p>Instancias</text:p>
          </table:table-cell>
          <table:table-cell table:style-name="ce5" office:value-type="string" calcext:value-type="string" table:number-columns-spanned="20" table:number-rows-spanned="1">
            <text:p>Soluções</text:p>
          </table:table-cell>
          <table:covered-table-cell table:number-columns-repeated="3" table:style-name="ce6"/>
          <table:covered-table-cell table:number-columns-repeated="16"/>
          <table:table-cell table:number-columns-repeated="1003"/>
        </table:table-row>
        <table:table-row table:style-name="ro2">
          <table:covered-table-cell table:style-name="ce6"/>
          <table:table-cell table:style-name="ce5" office:value-type="string" calcext:value-type="string" table:number-columns-spanned="2" table:number-rows-spanned="1">
            <text:p>Execução 1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2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3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4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5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6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7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8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9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10</text:p>
          </table:table-cell>
          <table:covered-table-cell table:style-name="ce6"/>
          <table:table-cell table:number-columns-repeated="1003"/>
        </table:table-row>
        <table:table-row table:style-name="ro2">
          <table:covered-table-cell table:style-name="ce6"/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number-columns-repeated="1003"/>
        </table:table-row>
        <table:table-row table:style-name="ro2">
          <table:table-cell table:style-name="ce8" table:formula="of:=[$'Nomes de arquivos'.A2]" office:value-type="string" office:string-value="GKD-c_01_n500_m50" calcext:value-type="string">
            <text:p>GKD-c_01_n500_m50</text:p>
          </table:table-cell>
          <table:table-cell table:style-name="ce11" table:content-validation-name="val3" office:value-type="float" office:value="11027.1" calcext:value-type="float">
            <text:p>11027,1</text:p>
          </table:table-cell>
          <table:table-cell table:style-name="ce11" table:content-validation-name="val3" office:value-type="float" office:value="1.1805" calcext:value-type="float">
            <text:p>1,1805</text:p>
          </table:table-cell>
          <table:table-cell table:style-name="ce11" table:content-validation-name="val3" office:value-type="float" office:value="11027.1" calcext:value-type="float">
            <text:p>11027,1</text:p>
          </table:table-cell>
          <table:table-cell table:style-name="ce11" table:content-validation-name="val3" office:value-type="float" office:value="0.653947" calcext:value-type="float">
            <text:p>0,653947</text:p>
          </table:table-cell>
          <table:table-cell table:style-name="ce11" table:content-validation-name="val3" office:value-type="float" office:value="11025.8" calcext:value-type="float">
            <text:p>11025,8</text:p>
          </table:table-cell>
          <table:table-cell table:style-name="ce11" table:content-validation-name="val3" office:value-type="float" office:value="1.17971" calcext:value-type="float">
            <text:p>1,17971</text:p>
          </table:table-cell>
          <table:table-cell table:style-name="ce11" table:content-validation-name="val3" office:value-type="float" office:value="11025.8" calcext:value-type="float">
            <text:p>11025,8</text:p>
          </table:table-cell>
          <table:table-cell table:style-name="ce11" table:content-validation-name="val3" office:value-type="float" office:value="1.00202" calcext:value-type="float">
            <text:p>1,00202</text:p>
          </table:table-cell>
          <table:table-cell table:style-name="ce11" table:content-validation-name="val3" office:value-type="float" office:value="11027.1" calcext:value-type="float">
            <text:p>11027,1</text:p>
          </table:table-cell>
          <table:table-cell table:style-name="ce11" table:content-validation-name="val3" office:value-type="float" office:value="1.00079" calcext:value-type="float">
            <text:p>1,00079</text:p>
          </table:table-cell>
          <table:table-cell table:style-name="ce11" table:content-validation-name="val3" office:value-type="float" office:value="11027.1" calcext:value-type="float">
            <text:p>11027,1</text:p>
          </table:table-cell>
          <table:table-cell table:style-name="ce11" table:content-validation-name="val3" office:value-type="float" office:value="0.835366" calcext:value-type="float">
            <text:p>0,835366</text:p>
          </table:table-cell>
          <table:table-cell table:style-name="ce11" table:content-validation-name="val3" office:value-type="float" office:value="11027.1" calcext:value-type="float">
            <text:p>11027,1</text:p>
          </table:table-cell>
          <table:table-cell table:style-name="ce11" table:content-validation-name="val3" office:value-type="float" office:value="1.10171" calcext:value-type="float">
            <text:p>1,10171</text:p>
          </table:table-cell>
          <table:table-cell table:style-name="ce11" table:content-validation-name="val3" office:value-type="float" office:value="11027.1" calcext:value-type="float">
            <text:p>11027,1</text:p>
          </table:table-cell>
          <table:table-cell table:style-name="ce11" table:content-validation-name="val3" office:value-type="float" office:value="0.935423" calcext:value-type="float">
            <text:p>0,935423</text:p>
          </table:table-cell>
          <table:table-cell table:style-name="ce11" table:content-validation-name="val3" office:value-type="float" office:value="11027.1" calcext:value-type="float">
            <text:p>11027,1</text:p>
          </table:table-cell>
          <table:table-cell table:style-name="ce11" table:content-validation-name="val3" office:value-type="float" office:value="0.654977" calcext:value-type="float">
            <text:p>0,654977</text:p>
          </table:table-cell>
          <table:table-cell table:style-name="ce11" table:content-validation-name="val3" office:value-type="float" office:value="11025.8" calcext:value-type="float">
            <text:p>11025,8</text:p>
          </table:table-cell>
          <table:table-cell table:style-name="ce11" table:content-validation-name="val3" office:value-type="float" office:value="1.10168" calcext:value-type="float">
            <text:p>1,10168</text:p>
          </table:table-cell>
          <table:table-cell table:number-columns-repeated="1003"/>
        </table:table-row>
        <table:table-row table:style-name="ro2">
          <table:table-cell table:style-name="ce8" table:formula="of:=[$'Nomes de arquivos'.A3]" office:value-type="string" office:string-value="GKD-c_02_n500_m50" calcext:value-type="string">
            <text:p>GKD-c_02_n500_m50</text:p>
          </table:table-cell>
          <table:table-cell table:style-name="ce11" table:content-validation-name="val3" office:value-type="float" office:value="11224.1" calcext:value-type="float">
            <text:p>11224,1</text:p>
          </table:table-cell>
          <table:table-cell table:style-name="ce11" table:content-validation-name="val3" office:value-type="float" office:value="0.936731" calcext:value-type="float">
            <text:p>0,936731</text:p>
          </table:table-cell>
          <table:table-cell table:style-name="ce11" table:content-validation-name="val3" office:value-type="float" office:value="11233.3" calcext:value-type="float">
            <text:p>11233,3</text:p>
          </table:table-cell>
          <table:table-cell table:style-name="ce11" table:content-validation-name="val3" office:value-type="float" office:value="1.10484" calcext:value-type="float">
            <text:p>1,10484</text:p>
          </table:table-cell>
          <table:table-cell table:style-name="ce11" table:content-validation-name="val3" office:value-type="float" office:value="11223.2" calcext:value-type="float">
            <text:p>11223,2</text:p>
          </table:table-cell>
          <table:table-cell table:style-name="ce11" table:content-validation-name="val3" office:value-type="float" office:value="0.836633" calcext:value-type="float">
            <text:p>0,836633</text:p>
          </table:table-cell>
          <table:table-cell table:style-name="ce11" table:content-validation-name="val3" office:value-type="float" office:value="11224.9" calcext:value-type="float">
            <text:p>11224,9</text:p>
          </table:table-cell>
          <table:table-cell table:style-name="ce11" table:content-validation-name="val3" office:value-type="float" office:value="0.937855" calcext:value-type="float">
            <text:p>0,937855</text:p>
          </table:table-cell>
          <table:table-cell table:style-name="ce11" table:content-validation-name="val3" office:value-type="float" office:value="11230" calcext:value-type="float">
            <text:p>11230</text:p>
          </table:table-cell>
          <table:table-cell table:style-name="ce11" table:content-validation-name="val3" office:value-type="float" office:value="1.18251" calcext:value-type="float">
            <text:p>1,18251</text:p>
          </table:table-cell>
          <table:table-cell table:style-name="ce11" table:content-validation-name="val3" office:value-type="float" office:value="11232.5" calcext:value-type="float">
            <text:p>11232,5</text:p>
          </table:table-cell>
          <table:table-cell table:style-name="ce11" table:content-validation-name="val3" office:value-type="float" office:value="0.756608" calcext:value-type="float">
            <text:p>0,756608</text:p>
          </table:table-cell>
          <table:table-cell table:style-name="ce11" table:content-validation-name="val3" office:value-type="float" office:value="11232.8" calcext:value-type="float">
            <text:p>11232,8</text:p>
          </table:table-cell>
          <table:table-cell table:style-name="ce11" table:content-validation-name="val3" office:value-type="float" office:value="0.656433" calcext:value-type="float">
            <text:p>0,656433</text:p>
          </table:table-cell>
          <table:table-cell table:style-name="ce11" table:content-validation-name="val3" office:value-type="float" office:value="11231.5" calcext:value-type="float">
            <text:p>11231,5</text:p>
          </table:table-cell>
          <table:table-cell table:style-name="ce11" table:content-validation-name="val3" office:value-type="float" office:value="0.75738" calcext:value-type="float">
            <text:p>0,75738</text:p>
          </table:table-cell>
          <table:table-cell table:style-name="ce11" table:content-validation-name="val3" office:value-type="float" office:value="11228.2" calcext:value-type="float">
            <text:p>11228,2</text:p>
          </table:table-cell>
          <table:table-cell table:style-name="ce11" table:content-validation-name="val3" office:value-type="float" office:value="1.00201" calcext:value-type="float">
            <text:p>1,00201</text:p>
          </table:table-cell>
          <table:table-cell table:style-name="ce11" table:content-validation-name="val3" office:value-type="float" office:value="11225.4" calcext:value-type="float">
            <text:p>11225,4</text:p>
          </table:table-cell>
          <table:table-cell table:style-name="ce11" table:content-validation-name="val3" office:value-type="float" office:value="0.654971" calcext:value-type="float">
            <text:p>0,654971</text:p>
          </table:table-cell>
          <table:table-cell table:number-columns-repeated="1003"/>
        </table:table-row>
        <table:table-row table:style-name="ro2">
          <table:table-cell table:style-name="ce8" table:formula="of:=[$'Nomes de arquivos'.A4]" office:value-type="string" office:string-value="GKD-c_03_n500_m50" calcext:value-type="string">
            <text:p>GKD-c_03_n500_m50</text:p>
          </table:table-cell>
          <table:table-cell table:style-name="ce11" table:content-validation-name="val3" office:value-type="float" office:value="10913.7" calcext:value-type="float">
            <text:p>10913,7</text:p>
          </table:table-cell>
          <table:table-cell table:style-name="ce11" table:content-validation-name="val3" office:value-type="float" office:value="1.29716" calcext:value-type="float">
            <text:p>1,29716</text:p>
          </table:table-cell>
          <table:table-cell table:style-name="ce11" table:content-validation-name="val3" office:value-type="float" office:value="10884.9" calcext:value-type="float">
            <text:p>10884,9</text:p>
          </table:table-cell>
          <table:table-cell table:style-name="ce11" table:content-validation-name="val3" office:value-type="float" office:value="1.1134" calcext:value-type="float">
            <text:p>1,1134</text:p>
          </table:table-cell>
          <table:table-cell table:style-name="ce11" table:content-validation-name="val3" office:value-type="float" office:value="10879.4" calcext:value-type="float">
            <text:p>10879,4</text:p>
          </table:table-cell>
          <table:table-cell table:style-name="ce11" table:content-validation-name="val3" office:value-type="float" office:value="1.02247" calcext:value-type="float">
            <text:p>1,02247</text:p>
          </table:table-cell>
          <table:table-cell table:style-name="ce11" table:content-validation-name="val3" office:value-type="float" office:value="10887.9" calcext:value-type="float">
            <text:p>10887,9</text:p>
          </table:table-cell>
          <table:table-cell table:style-name="ce11" table:content-validation-name="val3" office:value-type="float" office:value="1.05058" calcext:value-type="float">
            <text:p>1,05058</text:p>
          </table:table-cell>
          <table:table-cell table:style-name="ce11" table:content-validation-name="val3" office:value-type="float" office:value="10883.7" calcext:value-type="float">
            <text:p>10883,7</text:p>
          </table:table-cell>
          <table:table-cell table:style-name="ce11" table:content-validation-name="val3" office:value-type="float" office:value="1.17871" calcext:value-type="float">
            <text:p>1,17871</text:p>
          </table:table-cell>
          <table:table-cell table:style-name="ce11" table:content-validation-name="val3" office:value-type="float" office:value="10882" calcext:value-type="float">
            <text:p>10882</text:p>
          </table:table-cell>
          <table:table-cell table:style-name="ce11" table:content-validation-name="val3" office:value-type="float" office:value="1.15201" calcext:value-type="float">
            <text:p>1,15201</text:p>
          </table:table-cell>
          <table:table-cell table:style-name="ce11" table:content-validation-name="val3" office:value-type="float" office:value="10894.7" calcext:value-type="float">
            <text:p>10894,7</text:p>
          </table:table-cell>
          <table:table-cell table:style-name="ce11" table:content-validation-name="val3" office:value-type="float" office:value="1.0469" calcext:value-type="float">
            <text:p>1,0469</text:p>
          </table:table-cell>
          <table:table-cell table:style-name="ce11" table:content-validation-name="val3" office:value-type="float" office:value="10896.1" calcext:value-type="float">
            <text:p>10896,1</text:p>
          </table:table-cell>
          <table:table-cell table:style-name="ce11" table:content-validation-name="val3" office:value-type="float" office:value="0.882007" calcext:value-type="float">
            <text:p>0,882007</text:p>
          </table:table-cell>
          <table:table-cell table:style-name="ce11" table:content-validation-name="val3" office:value-type="float" office:value="10869.2" calcext:value-type="float">
            <text:p>10869,2</text:p>
          </table:table-cell>
          <table:table-cell table:style-name="ce11" table:content-validation-name="val3" office:value-type="float" office:value="1.12435" calcext:value-type="float">
            <text:p>1,12435</text:p>
          </table:table-cell>
          <table:table-cell table:style-name="ce11" table:content-validation-name="val3" office:value-type="float" office:value="10855.4" calcext:value-type="float">
            <text:p>10855,4</text:p>
          </table:table-cell>
          <table:table-cell table:style-name="ce11" table:content-validation-name="val3" office:value-type="float" office:value="1.25752" calcext:value-type="float">
            <text:p>1,25752</text:p>
          </table:table-cell>
          <table:table-cell table:number-columns-repeated="1003"/>
        </table:table-row>
        <table:table-row table:style-name="ro2">
          <table:table-cell table:style-name="ce8" table:formula="of:=[$'Nomes de arquivos'.A5]" office:value-type="string" office:string-value="GKD-c_04_n500_m50" calcext:value-type="string">
            <text:p>GKD-c_04_n500_m50</text:p>
          </table:table-cell>
          <table:table-cell table:style-name="ce11" table:content-validation-name="val3" office:value-type="float" office:value="11021.4" calcext:value-type="float">
            <text:p>11021,4</text:p>
          </table:table-cell>
          <table:table-cell table:style-name="ce11" table:content-validation-name="val3" office:value-type="float" office:value="0.851258" calcext:value-type="float">
            <text:p>0,851258</text:p>
          </table:table-cell>
          <table:table-cell table:style-name="ce11" table:content-validation-name="val3" office:value-type="float" office:value="11038" calcext:value-type="float">
            <text:p>11038</text:p>
          </table:table-cell>
          <table:table-cell table:style-name="ce11" table:content-validation-name="val3" office:value-type="float" office:value="1.21104" calcext:value-type="float">
            <text:p>1,21104</text:p>
          </table:table-cell>
          <table:table-cell table:style-name="ce11" table:content-validation-name="val3" office:value-type="float" office:value="11053.3" calcext:value-type="float">
            <text:p>11053,3</text:p>
          </table:table-cell>
          <table:table-cell table:style-name="ce11" table:content-validation-name="val3" office:value-type="float" office:value="1.23673" calcext:value-type="float">
            <text:p>1,23673</text:p>
          </table:table-cell>
          <table:table-cell table:style-name="ce11" table:content-validation-name="val3" office:value-type="float" office:value="11048.5" calcext:value-type="float">
            <text:p>11048,5</text:p>
          </table:table-cell>
          <table:table-cell table:style-name="ce11" table:content-validation-name="val3" office:value-type="float" office:value="1.39628" calcext:value-type="float">
            <text:p>1,39628</text:p>
          </table:table-cell>
          <table:table-cell table:style-name="ce11" table:content-validation-name="val3" office:value-type="float" office:value="11049.8" calcext:value-type="float">
            <text:p>11049,8</text:p>
          </table:table-cell>
          <table:table-cell table:style-name="ce11" table:content-validation-name="val3" office:value-type="float" office:value="1.5183" calcext:value-type="float">
            <text:p>1,5183</text:p>
          </table:table-cell>
          <table:table-cell table:style-name="ce11" table:content-validation-name="val3" office:value-type="float" office:value="11048.1" calcext:value-type="float">
            <text:p>11048,1</text:p>
          </table:table-cell>
          <table:table-cell table:style-name="ce11" table:content-validation-name="val3" office:value-type="float" office:value="1.17259" calcext:value-type="float">
            <text:p>1,17259</text:p>
          </table:table-cell>
          <table:table-cell table:style-name="ce11" table:content-validation-name="val3" office:value-type="float" office:value="11042.4" calcext:value-type="float">
            <text:p>11042,4</text:p>
          </table:table-cell>
          <table:table-cell table:style-name="ce11" table:content-validation-name="val3" office:value-type="float" office:value="1.11522" calcext:value-type="float">
            <text:p>1,11522</text:p>
          </table:table-cell>
          <table:table-cell table:style-name="ce11" table:content-validation-name="val3" office:value-type="float" office:value="11009.7" calcext:value-type="float">
            <text:p>11009,7</text:p>
          </table:table-cell>
          <table:table-cell table:style-name="ce11" table:content-validation-name="val3" office:value-type="float" office:value="1.15561" calcext:value-type="float">
            <text:p>1,15561</text:p>
          </table:table-cell>
          <table:table-cell table:style-name="ce11" table:content-validation-name="val3" office:value-type="float" office:value="11055.4" calcext:value-type="float">
            <text:p>11055,4</text:p>
          </table:table-cell>
          <table:table-cell table:style-name="ce11" table:content-validation-name="val3" office:value-type="float" office:value="0.8882" calcext:value-type="float">
            <text:p>0,8882</text:p>
          </table:table-cell>
          <table:table-cell table:style-name="ce11" table:content-validation-name="val3" office:value-type="float" office:value="11006.9" calcext:value-type="float">
            <text:p>11006,9</text:p>
          </table:table-cell>
          <table:table-cell table:style-name="ce11" table:content-validation-name="val3" office:value-type="float" office:value="1.17754" calcext:value-type="float">
            <text:p>1,17754</text:p>
          </table:table-cell>
          <table:table-cell table:number-columns-repeated="1003"/>
        </table:table-row>
        <table:table-row table:style-name="ro2">
          <table:table-cell table:style-name="ce8" table:formula="of:=[$'Nomes de arquivos'.A6]" office:value-type="string" office:string-value="GKD-c_05_n500_m50" calcext:value-type="string">
            <text:p>GKD-c_05_n500_m50</text:p>
          </table:table-cell>
          <table:table-cell table:style-name="ce11" table:content-validation-name="val3" office:value-type="float" office:value="11236.1" calcext:value-type="float">
            <text:p>11236,1</text:p>
          </table:table-cell>
          <table:table-cell table:style-name="ce11" table:content-validation-name="val3" office:value-type="float" office:value="1.28975" calcext:value-type="float">
            <text:p>1,28975</text:p>
          </table:table-cell>
          <table:table-cell table:style-name="ce11" table:content-validation-name="val3" office:value-type="float" office:value="11246.5" calcext:value-type="float">
            <text:p>11246,5</text:p>
          </table:table-cell>
          <table:table-cell table:style-name="ce11" table:content-validation-name="val3" office:value-type="float" office:value="1.18677" calcext:value-type="float">
            <text:p>1,18677</text:p>
          </table:table-cell>
          <table:table-cell table:style-name="ce11" table:content-validation-name="val3" office:value-type="float" office:value="11244.4" calcext:value-type="float">
            <text:p>11244,4</text:p>
          </table:table-cell>
          <table:table-cell table:style-name="ce11" table:content-validation-name="val3" office:value-type="float" office:value="1.05937" calcext:value-type="float">
            <text:p>1,05937</text:p>
          </table:table-cell>
          <table:table-cell table:style-name="ce11" table:content-validation-name="val3" office:value-type="float" office:value="11231.3" calcext:value-type="float">
            <text:p>11231,3</text:p>
          </table:table-cell>
          <table:table-cell table:style-name="ce11" table:content-validation-name="val3" office:value-type="float" office:value="1.4071" calcext:value-type="float">
            <text:p>1,4071</text:p>
          </table:table-cell>
          <table:table-cell table:style-name="ce11" table:content-validation-name="val3" office:value-type="float" office:value="11250.3" calcext:value-type="float">
            <text:p>11250,3</text:p>
          </table:table-cell>
          <table:table-cell table:style-name="ce11" table:content-validation-name="val3" office:value-type="float" office:value="1.33182" calcext:value-type="float">
            <text:p>1,33182</text:p>
          </table:table-cell>
          <table:table-cell table:style-name="ce11" table:content-validation-name="val3" office:value-type="float" office:value="11212.9" calcext:value-type="float">
            <text:p>11212,9</text:p>
          </table:table-cell>
          <table:table-cell table:style-name="ce11" table:content-validation-name="val3" office:value-type="float" office:value="1.04239" calcext:value-type="float">
            <text:p>1,04239</text:p>
          </table:table-cell>
          <table:table-cell table:style-name="ce11" table:content-validation-name="val3" office:value-type="float" office:value="11260.4" calcext:value-type="float">
            <text:p>11260,4</text:p>
          </table:table-cell>
          <table:table-cell table:style-name="ce11" table:content-validation-name="val3" office:value-type="float" office:value="0.968683" calcext:value-type="float">
            <text:p>0,968683</text:p>
          </table:table-cell>
          <table:table-cell table:style-name="ce11" table:content-validation-name="val3" office:value-type="float" office:value="11223.4" calcext:value-type="float">
            <text:p>11223,4</text:p>
          </table:table-cell>
          <table:table-cell table:style-name="ce11" table:content-validation-name="val3" office:value-type="float" office:value="1.35707" calcext:value-type="float">
            <text:p>1,35707</text:p>
          </table:table-cell>
          <table:table-cell table:style-name="ce11" table:content-validation-name="val3" office:value-type="float" office:value="11266.9" calcext:value-type="float">
            <text:p>11266,9</text:p>
          </table:table-cell>
          <table:table-cell table:style-name="ce11" table:content-validation-name="val3" office:value-type="float" office:value="1.14184" calcext:value-type="float">
            <text:p>1,14184</text:p>
          </table:table-cell>
          <table:table-cell table:style-name="ce11" table:content-validation-name="val3" office:value-type="float" office:value="11226.3" calcext:value-type="float">
            <text:p>11226,3</text:p>
          </table:table-cell>
          <table:table-cell table:style-name="ce11" table:content-validation-name="val3" office:value-type="float" office:value="1.17944" calcext:value-type="float">
            <text:p>1,17944</text:p>
          </table:table-cell>
          <table:table-cell table:number-columns-repeated="1003"/>
        </table:table-row>
        <table:table-row table:style-name="ro2">
          <table:table-cell table:style-name="ce8" table:formula="of:=[$'Nomes de arquivos'.A7]" office:value-type="string" office:string-value="GKD-c_06_n500_m50" calcext:value-type="string">
            <text:p>GKD-c_06_n500_m50</text:p>
          </table:table-cell>
          <table:table-cell table:style-name="ce11" table:content-validation-name="val3" office:value-type="float" office:value="11228.5" calcext:value-type="float">
            <text:p>11228,5</text:p>
          </table:table-cell>
          <table:table-cell table:style-name="ce11" table:content-validation-name="val3" office:value-type="float" office:value="1.33032" calcext:value-type="float">
            <text:p>1,33032</text:p>
          </table:table-cell>
          <table:table-cell table:style-name="ce11" table:content-validation-name="val3" office:value-type="float" office:value="11228.6" calcext:value-type="float">
            <text:p>11228,6</text:p>
          </table:table-cell>
          <table:table-cell table:style-name="ce11" table:content-validation-name="val3" office:value-type="float" office:value="1.37558" calcext:value-type="float">
            <text:p>1,37558</text:p>
          </table:table-cell>
          <table:table-cell table:style-name="ce11" table:content-validation-name="val3" office:value-type="float" office:value="11228.5" calcext:value-type="float">
            <text:p>11228,5</text:p>
          </table:table-cell>
          <table:table-cell table:style-name="ce11" table:content-validation-name="val3" office:value-type="float" office:value="1.08794" calcext:value-type="float">
            <text:p>1,08794</text:p>
          </table:table-cell>
          <table:table-cell table:style-name="ce11" table:content-validation-name="val3" office:value-type="float" office:value="11234" calcext:value-type="float">
            <text:p>11234</text:p>
          </table:table-cell>
          <table:table-cell table:style-name="ce11" table:content-validation-name="val3" office:value-type="float" office:value="0.746249" calcext:value-type="float">
            <text:p>0,746249</text:p>
          </table:table-cell>
          <table:table-cell table:style-name="ce11" table:content-validation-name="val3" office:value-type="float" office:value="11228.5" calcext:value-type="float">
            <text:p>11228,5</text:p>
          </table:table-cell>
          <table:table-cell table:style-name="ce11" table:content-validation-name="val3" office:value-type="float" office:value="1.0779" calcext:value-type="float">
            <text:p>1,0779</text:p>
          </table:table-cell>
          <table:table-cell table:style-name="ce11" table:content-validation-name="val3" office:value-type="float" office:value="11223.3" calcext:value-type="float">
            <text:p>11223,3</text:p>
          </table:table-cell>
          <table:table-cell table:style-name="ce11" table:content-validation-name="val3" office:value-type="float" office:value="1.35143" calcext:value-type="float">
            <text:p>1,35143</text:p>
          </table:table-cell>
          <table:table-cell table:style-name="ce11" table:content-validation-name="val3" office:value-type="float" office:value="11228.5" calcext:value-type="float">
            <text:p>11228,5</text:p>
          </table:table-cell>
          <table:table-cell table:style-name="ce11" table:content-validation-name="val3" office:value-type="float" office:value="1.30736" calcext:value-type="float">
            <text:p>1,30736</text:p>
          </table:table-cell>
          <table:table-cell table:style-name="ce11" table:content-validation-name="val3" office:value-type="float" office:value="11232.6" calcext:value-type="float">
            <text:p>11232,6</text:p>
          </table:table-cell>
          <table:table-cell table:style-name="ce11" table:content-validation-name="val3" office:value-type="float" office:value="1.09608" calcext:value-type="float">
            <text:p>1,09608</text:p>
          </table:table-cell>
          <table:table-cell table:style-name="ce11" table:content-validation-name="val3" office:value-type="float" office:value="11228.5" calcext:value-type="float">
            <text:p>11228,5</text:p>
          </table:table-cell>
          <table:table-cell table:style-name="ce11" table:content-validation-name="val3" office:value-type="float" office:value="0.956991" calcext:value-type="float">
            <text:p>0,956991</text:p>
          </table:table-cell>
          <table:table-cell table:style-name="ce11" table:content-validation-name="val3" office:value-type="float" office:value="11227.6" calcext:value-type="float">
            <text:p>11227,6</text:p>
          </table:table-cell>
          <table:table-cell table:style-name="ce11" table:content-validation-name="val3" office:value-type="float" office:value="0.996026" calcext:value-type="float">
            <text:p>0,996026</text:p>
          </table:table-cell>
          <table:table-cell table:number-columns-repeated="1003"/>
        </table:table-row>
        <table:table-row table:style-name="ro2">
          <table:table-cell table:style-name="ce8" table:formula="of:=[$'Nomes de arquivos'.A8]" office:value-type="string" office:string-value="GKD-c_07_n500_m50" calcext:value-type="string">
            <text:p>GKD-c_07_n500_m50</text:p>
          </table:table-cell>
          <table:table-cell table:style-name="ce11" table:content-validation-name="val3" office:value-type="float" office:value="10995.5" calcext:value-type="float">
            <text:p>10995,5</text:p>
          </table:table-cell>
          <table:table-cell table:style-name="ce11" table:content-validation-name="val3" office:value-type="float" office:value="0.893304" calcext:value-type="float">
            <text:p>0,893304</text:p>
          </table:table-cell>
          <table:table-cell table:style-name="ce11" table:content-validation-name="val3" office:value-type="float" office:value="10994.3" calcext:value-type="float">
            <text:p>10994,3</text:p>
          </table:table-cell>
          <table:table-cell table:style-name="ce11" table:content-validation-name="val3" office:value-type="float" office:value="1.26154" calcext:value-type="float">
            <text:p>1,26154</text:p>
          </table:table-cell>
          <table:table-cell table:style-name="ce11" table:content-validation-name="val3" office:value-type="float" office:value="10986.9" calcext:value-type="float">
            <text:p>10986,9</text:p>
          </table:table-cell>
          <table:table-cell table:style-name="ce11" table:content-validation-name="val3" office:value-type="float" office:value="1.35716" calcext:value-type="float">
            <text:p>1,35716</text:p>
          </table:table-cell>
          <table:table-cell table:style-name="ce11" table:content-validation-name="val3" office:value-type="float" office:value="10998.4" calcext:value-type="float">
            <text:p>10998,4</text:p>
          </table:table-cell>
          <table:table-cell table:style-name="ce11" table:content-validation-name="val3" office:value-type="float" office:value="0.986953" calcext:value-type="float">
            <text:p>0,986953</text:p>
          </table:table-cell>
          <table:table-cell table:style-name="ce11" table:content-validation-name="val3" office:value-type="float" office:value="10998.4" calcext:value-type="float">
            <text:p>10998,4</text:p>
          </table:table-cell>
          <table:table-cell table:style-name="ce11" table:content-validation-name="val3" office:value-type="float" office:value="1.16926" calcext:value-type="float">
            <text:p>1,16926</text:p>
          </table:table-cell>
          <table:table-cell table:style-name="ce11" table:content-validation-name="val3" office:value-type="float" office:value="10996.5" calcext:value-type="float">
            <text:p>10996,5</text:p>
          </table:table-cell>
          <table:table-cell table:style-name="ce11" table:content-validation-name="val3" office:value-type="float" office:value="1.05019" calcext:value-type="float">
            <text:p>1,05019</text:p>
          </table:table-cell>
          <table:table-cell table:style-name="ce11" table:content-validation-name="val3" office:value-type="float" office:value="10985" calcext:value-type="float">
            <text:p>10985</text:p>
          </table:table-cell>
          <table:table-cell table:style-name="ce11" table:content-validation-name="val3" office:value-type="float" office:value="1.35881" calcext:value-type="float">
            <text:p>1,35881</text:p>
          </table:table-cell>
          <table:table-cell table:style-name="ce11" table:content-validation-name="val3" office:value-type="float" office:value="10998.4" calcext:value-type="float">
            <text:p>10998,4</text:p>
          </table:table-cell>
          <table:table-cell table:style-name="ce11" table:content-validation-name="val3" office:value-type="float" office:value="0.845054" calcext:value-type="float">
            <text:p>0,845054</text:p>
          </table:table-cell>
          <table:table-cell table:style-name="ce11" table:content-validation-name="val3" office:value-type="float" office:value="10986.9" calcext:value-type="float">
            <text:p>10986,9</text:p>
          </table:table-cell>
          <table:table-cell table:style-name="ce11" table:content-validation-name="val3" office:value-type="float" office:value="0.942316" calcext:value-type="float">
            <text:p>0,942316</text:p>
          </table:table-cell>
          <table:table-cell table:style-name="ce11" table:content-validation-name="val3" office:value-type="float" office:value="10996.4" calcext:value-type="float">
            <text:p>10996,4</text:p>
          </table:table-cell>
          <table:table-cell table:style-name="ce11" table:content-validation-name="val3" office:value-type="float" office:value="1.19543" calcext:value-type="float">
            <text:p>1,19543</text:p>
          </table:table-cell>
          <table:table-cell table:number-columns-repeated="1003"/>
        </table:table-row>
        <table:table-row table:style-name="ro2">
          <table:table-cell table:style-name="ce8" table:formula="of:=[$'Nomes de arquivos'.A9]" office:value-type="string" office:string-value="GKD-c_08_n500_m50" calcext:value-type="string">
            <text:p>GKD-c_08_n500_m50</text:p>
          </table:table-cell>
          <table:table-cell table:style-name="ce11" table:content-validation-name="val3" office:value-type="float" office:value="10875" calcext:value-type="float">
            <text:p>10875</text:p>
          </table:table-cell>
          <table:table-cell table:style-name="ce11" table:content-validation-name="val3" office:value-type="float" office:value="1.42624" calcext:value-type="float">
            <text:p>1,42624</text:p>
          </table:table-cell>
          <table:table-cell table:style-name="ce11" table:content-validation-name="val3" office:value-type="float" office:value="10880.2" calcext:value-type="float">
            <text:p>10880,2</text:p>
          </table:table-cell>
          <table:table-cell table:style-name="ce11" table:content-validation-name="val3" office:value-type="float" office:value="1.35525" calcext:value-type="float">
            <text:p>1,35525</text:p>
          </table:table-cell>
          <table:table-cell table:style-name="ce11" table:content-validation-name="val3" office:value-type="float" office:value="10896.6" calcext:value-type="float">
            <text:p>10896,6</text:p>
          </table:table-cell>
          <table:table-cell table:style-name="ce11" table:content-validation-name="val3" office:value-type="float" office:value="1.09125" calcext:value-type="float">
            <text:p>1,09125</text:p>
          </table:table-cell>
          <table:table-cell table:style-name="ce11" table:content-validation-name="val3" office:value-type="float" office:value="10909.2" calcext:value-type="float">
            <text:p>10909,2</text:p>
          </table:table-cell>
          <table:table-cell table:style-name="ce11" table:content-validation-name="val3" office:value-type="float" office:value="1.28093" calcext:value-type="float">
            <text:p>1,28093</text:p>
          </table:table-cell>
          <table:table-cell table:style-name="ce11" table:content-validation-name="val3" office:value-type="float" office:value="10906.4" calcext:value-type="float">
            <text:p>10906,4</text:p>
          </table:table-cell>
          <table:table-cell table:style-name="ce11" table:content-validation-name="val3" office:value-type="float" office:value="1.15849" calcext:value-type="float">
            <text:p>1,15849</text:p>
          </table:table-cell>
          <table:table-cell table:style-name="ce11" table:content-validation-name="val3" office:value-type="float" office:value="10915.7" calcext:value-type="float">
            <text:p>10915,7</text:p>
          </table:table-cell>
          <table:table-cell table:style-name="ce11" table:content-validation-name="val3" office:value-type="float" office:value="1.27187" calcext:value-type="float">
            <text:p>1,27187</text:p>
          </table:table-cell>
          <table:table-cell table:style-name="ce11" table:content-validation-name="val3" office:value-type="float" office:value="10886.2" calcext:value-type="float">
            <text:p>10886,2</text:p>
          </table:table-cell>
          <table:table-cell table:style-name="ce11" table:content-validation-name="val3" office:value-type="float" office:value="1.2184" calcext:value-type="float">
            <text:p>1,2184</text:p>
          </table:table-cell>
          <table:table-cell table:style-name="ce11" table:content-validation-name="val3" office:value-type="float" office:value="10892.8" calcext:value-type="float">
            <text:p>10892,8</text:p>
          </table:table-cell>
          <table:table-cell table:style-name="ce11" table:content-validation-name="val3" office:value-type="float" office:value="1.13913" calcext:value-type="float">
            <text:p>1,13913</text:p>
          </table:table-cell>
          <table:table-cell table:style-name="ce11" table:content-validation-name="val3" office:value-type="float" office:value="10920.8" calcext:value-type="float">
            <text:p>10920,8</text:p>
          </table:table-cell>
          <table:table-cell table:style-name="ce11" table:content-validation-name="val3" office:value-type="float" office:value="1.27176" calcext:value-type="float">
            <text:p>1,27176</text:p>
          </table:table-cell>
          <table:table-cell table:style-name="ce11" table:content-validation-name="val3" office:value-type="float" office:value="10939.3" calcext:value-type="float">
            <text:p>10939,3</text:p>
          </table:table-cell>
          <table:table-cell table:style-name="ce11" table:content-validation-name="val3" office:value-type="float" office:value="1.28835" calcext:value-type="float">
            <text:p>1,28835</text:p>
          </table:table-cell>
          <table:table-cell table:number-columns-repeated="1003"/>
        </table:table-row>
        <table:table-row table:style-name="ro2">
          <table:table-cell table:style-name="ce8" table:formula="of:=[$'Nomes de arquivos'.A10]" office:value-type="string" office:string-value="GKD-c_09_n500_m50" calcext:value-type="string">
            <text:p>GKD-c_09_n500_m50</text:p>
          </table:table-cell>
          <table:table-cell table:style-name="ce11" table:content-validation-name="val3" office:value-type="float" office:value="10693.9" calcext:value-type="float">
            <text:p>10693,9</text:p>
          </table:table-cell>
          <table:table-cell table:style-name="ce11" table:content-validation-name="val3" office:value-type="float" office:value="1.16768" calcext:value-type="float">
            <text:p>1,16768</text:p>
          </table:table-cell>
          <table:table-cell table:style-name="ce11" table:content-validation-name="val3" office:value-type="float" office:value="10715.5" calcext:value-type="float">
            <text:p>10715,5</text:p>
          </table:table-cell>
          <table:table-cell table:style-name="ce11" table:content-validation-name="val3" office:value-type="float" office:value="1.26345" calcext:value-type="float">
            <text:p>1,26345</text:p>
          </table:table-cell>
          <table:table-cell table:style-name="ce11" table:content-validation-name="val3" office:value-type="float" office:value="10719.3" calcext:value-type="float">
            <text:p>10719,3</text:p>
          </table:table-cell>
          <table:table-cell table:style-name="ce11" table:content-validation-name="val3" office:value-type="float" office:value="1.39572" calcext:value-type="float">
            <text:p>1,39572</text:p>
          </table:table-cell>
          <table:table-cell table:style-name="ce11" table:content-validation-name="val3" office:value-type="float" office:value="10706.8" calcext:value-type="float">
            <text:p>10706,8</text:p>
          </table:table-cell>
          <table:table-cell table:style-name="ce11" table:content-validation-name="val3" office:value-type="float" office:value="1.22567" calcext:value-type="float">
            <text:p>1,22567</text:p>
          </table:table-cell>
          <table:table-cell table:style-name="ce11" table:content-validation-name="val3" office:value-type="float" office:value="10714" calcext:value-type="float">
            <text:p>10714</text:p>
          </table:table-cell>
          <table:table-cell table:style-name="ce11" table:content-validation-name="val3" office:value-type="float" office:value="1.23063" calcext:value-type="float">
            <text:p>1,23063</text:p>
          </table:table-cell>
          <table:table-cell table:style-name="ce11" table:content-validation-name="val3" office:value-type="float" office:value="10721.3" calcext:value-type="float">
            <text:p>10721,3</text:p>
          </table:table-cell>
          <table:table-cell table:style-name="ce11" table:content-validation-name="val3" office:value-type="float" office:value="0.991156" calcext:value-type="float">
            <text:p>0,991156</text:p>
          </table:table-cell>
          <table:table-cell table:style-name="ce11" table:content-validation-name="val3" office:value-type="float" office:value="10719.5" calcext:value-type="float">
            <text:p>10719,5</text:p>
          </table:table-cell>
          <table:table-cell table:style-name="ce11" table:content-validation-name="val3" office:value-type="float" office:value="0.892251" calcext:value-type="float">
            <text:p>0,892251</text:p>
          </table:table-cell>
          <table:table-cell table:style-name="ce11" table:content-validation-name="val3" office:value-type="float" office:value="10722.9" calcext:value-type="float">
            <text:p>10722,9</text:p>
          </table:table-cell>
          <table:table-cell table:style-name="ce11" table:content-validation-name="val3" office:value-type="float" office:value="1.13942" calcext:value-type="float">
            <text:p>1,13942</text:p>
          </table:table-cell>
          <table:table-cell table:style-name="ce11" table:content-validation-name="val3" office:value-type="float" office:value="10713.5" calcext:value-type="float">
            <text:p>10713,5</text:p>
          </table:table-cell>
          <table:table-cell table:style-name="ce11" table:content-validation-name="val3" office:value-type="float" office:value="1.3699" calcext:value-type="float">
            <text:p>1,3699</text:p>
          </table:table-cell>
          <table:table-cell table:style-name="ce11" table:content-validation-name="val3" office:value-type="float" office:value="10696.3" calcext:value-type="float">
            <text:p>10696,3</text:p>
          </table:table-cell>
          <table:table-cell table:style-name="ce11" table:content-validation-name="val3" office:value-type="float" office:value="1.50559" calcext:value-type="float">
            <text:p>1,50559</text:p>
          </table:table-cell>
          <table:table-cell table:number-columns-repeated="1003"/>
        </table:table-row>
        <table:table-row table:style-name="ro2">
          <table:table-cell table:style-name="ce8" table:formula="of:=[$'Nomes de arquivos'.A11]" office:value-type="string" office:string-value="GKD-c_10_n500_m50" calcext:value-type="string">
            <text:p>GKD-c_10_n500_m50</text:p>
          </table:table-cell>
          <table:table-cell table:style-name="ce11" table:content-validation-name="val3" office:value-type="float" office:value="10816.2" calcext:value-type="float">
            <text:p>10816,2</text:p>
          </table:table-cell>
          <table:table-cell table:style-name="ce11" table:content-validation-name="val3" office:value-type="float" office:value="1.42011" calcext:value-type="float">
            <text:p>1,42011</text:p>
          </table:table-cell>
          <table:table-cell table:style-name="ce11" table:content-validation-name="val3" office:value-type="float" office:value="10808.4" calcext:value-type="float">
            <text:p>10808,4</text:p>
          </table:table-cell>
          <table:table-cell table:style-name="ce11" table:content-validation-name="val3" office:value-type="float" office:value="1.13967" calcext:value-type="float">
            <text:p>1,13967</text:p>
          </table:table-cell>
          <table:table-cell table:style-name="ce11" table:content-validation-name="val3" office:value-type="float" office:value="10814.2" calcext:value-type="float">
            <text:p>10814,2</text:p>
          </table:table-cell>
          <table:table-cell table:style-name="ce11" table:content-validation-name="val3" office:value-type="float" office:value="0.98518" calcext:value-type="float">
            <text:p>0,98518</text:p>
          </table:table-cell>
          <table:table-cell table:style-name="ce11" table:content-validation-name="val3" office:value-type="float" office:value="10808.4" calcext:value-type="float">
            <text:p>10808,4</text:p>
          </table:table-cell>
          <table:table-cell table:style-name="ce11" table:content-validation-name="val3" office:value-type="float" office:value="0.935552" calcext:value-type="float">
            <text:p>0,935552</text:p>
          </table:table-cell>
          <table:table-cell table:style-name="ce11" table:content-validation-name="val3" office:value-type="float" office:value="10810.4" calcext:value-type="float">
            <text:p>10810,4</text:p>
          </table:table-cell>
          <table:table-cell table:style-name="ce11" table:content-validation-name="val3" office:value-type="float" office:value="1.32132" calcext:value-type="float">
            <text:p>1,32132</text:p>
          </table:table-cell>
          <table:table-cell table:style-name="ce11" table:content-validation-name="val3" office:value-type="float" office:value="10818.3" calcext:value-type="float">
            <text:p>10818,3</text:p>
          </table:table-cell>
          <table:table-cell table:style-name="ce11" table:content-validation-name="val3" office:value-type="float" office:value="0.89502" calcext:value-type="float">
            <text:p>0,89502</text:p>
          </table:table-cell>
          <table:table-cell table:style-name="ce11" table:content-validation-name="val3" office:value-type="float" office:value="10815.8" calcext:value-type="float">
            <text:p>10815,8</text:p>
          </table:table-cell>
          <table:table-cell table:style-name="ce11" table:content-validation-name="val3" office:value-type="float" office:value="1.05642" calcext:value-type="float">
            <text:p>1,05642</text:p>
          </table:table-cell>
          <table:table-cell table:style-name="ce11" table:content-validation-name="val3" office:value-type="float" office:value="10810.4" calcext:value-type="float">
            <text:p>10810,4</text:p>
          </table:table-cell>
          <table:table-cell table:style-name="ce11" table:content-validation-name="val3" office:value-type="float" office:value="0.840738" calcext:value-type="float">
            <text:p>0,840738</text:p>
          </table:table-cell>
          <table:table-cell table:style-name="ce11" table:content-validation-name="val3" office:value-type="float" office:value="10822.4" calcext:value-type="float">
            <text:p>10822,4</text:p>
          </table:table-cell>
          <table:table-cell table:style-name="ce11" table:content-validation-name="val3" office:value-type="float" office:value="1.11049" calcext:value-type="float">
            <text:p>1,11049</text:p>
          </table:table-cell>
          <table:table-cell table:style-name="ce11" table:content-validation-name="val3" office:value-type="float" office:value="10811" calcext:value-type="float">
            <text:p>10811</text:p>
          </table:table-cell>
          <table:table-cell table:style-name="ce11" table:content-validation-name="val3" office:value-type="float" office:value="0.990421" calcext:value-type="float">
            <text:p>0,990421</text:p>
          </table:table-cell>
          <table:table-cell table:number-columns-repeated="1003"/>
        </table:table-row>
        <table:table-row table:style-name="ro2">
          <table:table-cell table:style-name="ce8" table:formula="of:=[$'Nomes de arquivos'.A12]" office:value-type="string" office:string-value="GKD-c_11_n500_m50" calcext:value-type="string">
            <text:p>GKD-c_11_n500_m50</text:p>
          </table:table-cell>
          <table:table-cell table:style-name="ce11" table:content-validation-name="val3" office:value-type="float" office:value="11146.2" calcext:value-type="float">
            <text:p>11146,2</text:p>
          </table:table-cell>
          <table:table-cell table:style-name="ce11" table:content-validation-name="val3" office:value-type="float" office:value="1.24408" calcext:value-type="float">
            <text:p>1,24408</text:p>
          </table:table-cell>
          <table:table-cell table:style-name="ce11" table:content-validation-name="val3" office:value-type="float" office:value="11144.5" calcext:value-type="float">
            <text:p>11144,5</text:p>
          </table:table-cell>
          <table:table-cell table:style-name="ce11" table:content-validation-name="val3" office:value-type="float" office:value="1.21431" calcext:value-type="float">
            <text:p>1,21431</text:p>
          </table:table-cell>
          <table:table-cell table:style-name="ce11" table:content-validation-name="val3" office:value-type="float" office:value="11143.6" calcext:value-type="float">
            <text:p>11143,6</text:p>
          </table:table-cell>
          <table:table-cell table:style-name="ce11" table:content-validation-name="val3" office:value-type="float" office:value="1.15493" calcext:value-type="float">
            <text:p>1,15493</text:p>
          </table:table-cell>
          <table:table-cell table:style-name="ce11" table:content-validation-name="val3" office:value-type="float" office:value="11152.8" calcext:value-type="float">
            <text:p>11152,8</text:p>
          </table:table-cell>
          <table:table-cell table:style-name="ce11" table:content-validation-name="val3" office:value-type="float" office:value="1.23143" calcext:value-type="float">
            <text:p>1,23143</text:p>
          </table:table-cell>
          <table:table-cell table:style-name="ce11" table:content-validation-name="val3" office:value-type="float" office:value="11148" calcext:value-type="float">
            <text:p>11148</text:p>
          </table:table-cell>
          <table:table-cell table:style-name="ce11" table:content-validation-name="val3" office:value-type="float" office:value="1.22177" calcext:value-type="float">
            <text:p>1,22177</text:p>
          </table:table-cell>
          <table:table-cell table:style-name="ce11" table:content-validation-name="val3" office:value-type="float" office:value="11155.3" calcext:value-type="float">
            <text:p>11155,3</text:p>
          </table:table-cell>
          <table:table-cell table:style-name="ce11" table:content-validation-name="val3" office:value-type="float" office:value="1.16005" calcext:value-type="float">
            <text:p>1,16005</text:p>
          </table:table-cell>
          <table:table-cell table:style-name="ce11" table:content-validation-name="val3" office:value-type="float" office:value="11156.2" calcext:value-type="float">
            <text:p>11156,2</text:p>
          </table:table-cell>
          <table:table-cell table:style-name="ce11" table:content-validation-name="val3" office:value-type="float" office:value="0.951995" calcext:value-type="float">
            <text:p>0,951995</text:p>
          </table:table-cell>
          <table:table-cell table:style-name="ce11" table:content-validation-name="val3" office:value-type="float" office:value="11148.1" calcext:value-type="float">
            <text:p>11148,1</text:p>
          </table:table-cell>
          <table:table-cell table:style-name="ce11" table:content-validation-name="val3" office:value-type="float" office:value="1.17197" calcext:value-type="float">
            <text:p>1,17197</text:p>
          </table:table-cell>
          <table:table-cell table:style-name="ce11" table:content-validation-name="val3" office:value-type="float" office:value="11149.1" calcext:value-type="float">
            <text:p>11149,1</text:p>
          </table:table-cell>
          <table:table-cell table:style-name="ce11" table:content-validation-name="val3" office:value-type="float" office:value="1.04143" calcext:value-type="float">
            <text:p>1,04143</text:p>
          </table:table-cell>
          <table:table-cell table:style-name="ce11" table:content-validation-name="val3" office:value-type="float" office:value="11147.6" calcext:value-type="float">
            <text:p>11147,6</text:p>
          </table:table-cell>
          <table:table-cell table:style-name="ce11" table:content-validation-name="val3" office:value-type="float" office:value="1.0619" calcext:value-type="float">
            <text:p>1,0619</text:p>
          </table:table-cell>
          <table:table-cell table:number-columns-repeated="1003"/>
        </table:table-row>
        <table:table-row table:style-name="ro2">
          <table:table-cell table:style-name="ce8" table:formula="of:=[$'Nomes de arquivos'.A13]" office:value-type="string" office:string-value="GKD-c_12_n500_m50" calcext:value-type="string">
            <text:p>GKD-c_12_n500_m50</text:p>
          </table:table-cell>
          <table:table-cell table:style-name="ce11" table:content-validation-name="val3" office:value-type="float" office:value="10760" calcext:value-type="float">
            <text:p>10760</text:p>
          </table:table-cell>
          <table:table-cell table:style-name="ce11" table:content-validation-name="val3" office:value-type="float" office:value="1.28582" calcext:value-type="float">
            <text:p>1,28582</text:p>
          </table:table-cell>
          <table:table-cell table:style-name="ce11" table:content-validation-name="val3" office:value-type="float" office:value="10760" calcext:value-type="float">
            <text:p>10760</text:p>
          </table:table-cell>
          <table:table-cell table:style-name="ce11" table:content-validation-name="val3" office:value-type="float" office:value="1.20495" calcext:value-type="float">
            <text:p>1,20495</text:p>
          </table:table-cell>
          <table:table-cell table:style-name="ce11" table:content-validation-name="val3" office:value-type="float" office:value="10760" calcext:value-type="float">
            <text:p>10760</text:p>
          </table:table-cell>
          <table:table-cell table:style-name="ce11" table:content-validation-name="val3" office:value-type="float" office:value="1.4078" calcext:value-type="float">
            <text:p>1,4078</text:p>
          </table:table-cell>
          <table:table-cell table:style-name="ce11" table:content-validation-name="val3" office:value-type="float" office:value="10760" calcext:value-type="float">
            <text:p>10760</text:p>
          </table:table-cell>
          <table:table-cell table:style-name="ce11" table:content-validation-name="val3" office:value-type="float" office:value="1.15214" calcext:value-type="float">
            <text:p>1,15214</text:p>
          </table:table-cell>
          <table:table-cell table:style-name="ce11" table:content-validation-name="val3" office:value-type="float" office:value="10760" calcext:value-type="float">
            <text:p>10760</text:p>
          </table:table-cell>
          <table:table-cell table:style-name="ce11" table:content-validation-name="val3" office:value-type="float" office:value="1.23916" calcext:value-type="float">
            <text:p>1,23916</text:p>
          </table:table-cell>
          <table:table-cell table:style-name="ce11" table:content-validation-name="val3" office:value-type="float" office:value="10760" calcext:value-type="float">
            <text:p>10760</text:p>
          </table:table-cell>
          <table:table-cell table:style-name="ce11" table:content-validation-name="val3" office:value-type="float" office:value="1.08327" calcext:value-type="float">
            <text:p>1,08327</text:p>
          </table:table-cell>
          <table:table-cell table:style-name="ce11" table:content-validation-name="val3" office:value-type="float" office:value="10760" calcext:value-type="float">
            <text:p>10760</text:p>
          </table:table-cell>
          <table:table-cell table:style-name="ce11" table:content-validation-name="val3" office:value-type="float" office:value="1.18842" calcext:value-type="float">
            <text:p>1,18842</text:p>
          </table:table-cell>
          <table:table-cell table:style-name="ce11" table:content-validation-name="val3" office:value-type="float" office:value="10760" calcext:value-type="float">
            <text:p>10760</text:p>
          </table:table-cell>
          <table:table-cell table:style-name="ce11" table:content-validation-name="val3" office:value-type="float" office:value="1.07914" calcext:value-type="float">
            <text:p>1,07914</text:p>
          </table:table-cell>
          <table:table-cell table:style-name="ce11" table:content-validation-name="val3" office:value-type="float" office:value="10760" calcext:value-type="float">
            <text:p>10760</text:p>
          </table:table-cell>
          <table:table-cell table:style-name="ce11" table:content-validation-name="val3" office:value-type="float" office:value="1.26003" calcext:value-type="float">
            <text:p>1,26003</text:p>
          </table:table-cell>
          <table:table-cell table:style-name="ce11" table:content-validation-name="val3" office:value-type="float" office:value="10760" calcext:value-type="float">
            <text:p>10760</text:p>
          </table:table-cell>
          <table:table-cell table:style-name="ce11" table:content-validation-name="val3" office:value-type="float" office:value="1.0799" calcext:value-type="float">
            <text:p>1,0799</text:p>
          </table:table-cell>
          <table:table-cell table:number-columns-repeated="1003"/>
        </table:table-row>
        <table:table-row table:style-name="ro2">
          <table:table-cell table:style-name="ce8" table:formula="of:=[$'Nomes de arquivos'.A14]" office:value-type="string" office:string-value="GKD-c_13_n500_m50" calcext:value-type="string">
            <text:p>GKD-c_13_n500_m50</text:p>
          </table:table-cell>
          <table:table-cell table:style-name="ce11" table:content-validation-name="val3" office:value-type="float" office:value="10837.7" calcext:value-type="float">
            <text:p>10837,7</text:p>
          </table:table-cell>
          <table:table-cell table:style-name="ce11" table:content-validation-name="val3" office:value-type="float" office:value="0.991586" calcext:value-type="float">
            <text:p>0,991586</text:p>
          </table:table-cell>
          <table:table-cell table:style-name="ce11" table:content-validation-name="val3" office:value-type="float" office:value="10837.7" calcext:value-type="float">
            <text:p>10837,7</text:p>
          </table:table-cell>
          <table:table-cell table:style-name="ce11" table:content-validation-name="val3" office:value-type="float" office:value="1.03215" calcext:value-type="float">
            <text:p>1,03215</text:p>
          </table:table-cell>
          <table:table-cell table:style-name="ce11" table:content-validation-name="val3" office:value-type="float" office:value="10837.7" calcext:value-type="float">
            <text:p>10837,7</text:p>
          </table:table-cell>
          <table:table-cell table:style-name="ce11" table:content-validation-name="val3" office:value-type="float" office:value="1.04301" calcext:value-type="float">
            <text:p>1,04301</text:p>
          </table:table-cell>
          <table:table-cell table:style-name="ce11" table:content-validation-name="val3" office:value-type="float" office:value="10837.7" calcext:value-type="float">
            <text:p>10837,7</text:p>
          </table:table-cell>
          <table:table-cell table:style-name="ce11" table:content-validation-name="val3" office:value-type="float" office:value="1.1146" calcext:value-type="float">
            <text:p>1,1146</text:p>
          </table:table-cell>
          <table:table-cell table:style-name="ce11" table:content-validation-name="val3" office:value-type="float" office:value="10837.7" calcext:value-type="float">
            <text:p>10837,7</text:p>
          </table:table-cell>
          <table:table-cell table:style-name="ce11" table:content-validation-name="val3" office:value-type="float" office:value="1.1699" calcext:value-type="float">
            <text:p>1,1699</text:p>
          </table:table-cell>
          <table:table-cell table:style-name="ce11" table:content-validation-name="val3" office:value-type="float" office:value="10837.7" calcext:value-type="float">
            <text:p>10837,7</text:p>
          </table:table-cell>
          <table:table-cell table:style-name="ce11" table:content-validation-name="val3" office:value-type="float" office:value="1.08391" calcext:value-type="float">
            <text:p>1,08391</text:p>
          </table:table-cell>
          <table:table-cell table:style-name="ce11" table:content-validation-name="val3" office:value-type="float" office:value="10837.7" calcext:value-type="float">
            <text:p>10837,7</text:p>
          </table:table-cell>
          <table:table-cell table:style-name="ce11" table:content-validation-name="val3" office:value-type="float" office:value="1.16151" calcext:value-type="float">
            <text:p>1,16151</text:p>
          </table:table-cell>
          <table:table-cell table:style-name="ce11" table:content-validation-name="val3" office:value-type="float" office:value="10837.7" calcext:value-type="float">
            <text:p>10837,7</text:p>
          </table:table-cell>
          <table:table-cell table:style-name="ce11" table:content-validation-name="val3" office:value-type="float" office:value="1.08159" calcext:value-type="float">
            <text:p>1,08159</text:p>
          </table:table-cell>
          <table:table-cell table:style-name="ce11" table:content-validation-name="val3" office:value-type="float" office:value="10837.7" calcext:value-type="float">
            <text:p>10837,7</text:p>
          </table:table-cell>
          <table:table-cell table:style-name="ce11" table:content-validation-name="val3" office:value-type="float" office:value="0.947402" calcext:value-type="float">
            <text:p>0,947402</text:p>
          </table:table-cell>
          <table:table-cell table:style-name="ce11" table:content-validation-name="val3" office:value-type="float" office:value="10837.7" calcext:value-type="float">
            <text:p>10837,7</text:p>
          </table:table-cell>
          <table:table-cell table:style-name="ce11" table:content-validation-name="val3" office:value-type="float" office:value="1.19652" calcext:value-type="float">
            <text:p>1,19652</text:p>
          </table:table-cell>
          <table:table-cell table:number-columns-repeated="1003"/>
        </table:table-row>
        <table:table-row table:style-name="ro2">
          <table:table-cell table:style-name="ce8" table:formula="of:=[$'Nomes de arquivos'.A15]" office:value-type="string" office:string-value="GKD-c_14_n500_m50" calcext:value-type="string">
            <text:p>GKD-c_14_n500_m50</text:p>
          </table:table-cell>
          <table:table-cell table:style-name="ce11" table:content-validation-name="val3" office:value-type="float" office:value="10944.1" calcext:value-type="float">
            <text:p>10944,1</text:p>
          </table:table-cell>
          <table:table-cell table:style-name="ce11" table:content-validation-name="val3" office:value-type="float" office:value="1.06787" calcext:value-type="float">
            <text:p>1,06787</text:p>
          </table:table-cell>
          <table:table-cell table:style-name="ce11" table:content-validation-name="val3" office:value-type="float" office:value="10979.8" calcext:value-type="float">
            <text:p>10979,8</text:p>
          </table:table-cell>
          <table:table-cell table:style-name="ce11" table:content-validation-name="val3" office:value-type="float" office:value="1.11021" calcext:value-type="float">
            <text:p>1,11021</text:p>
          </table:table-cell>
          <table:table-cell table:style-name="ce11" table:content-validation-name="val3" office:value-type="float" office:value="10971.3" calcext:value-type="float">
            <text:p>10971,3</text:p>
          </table:table-cell>
          <table:table-cell table:style-name="ce11" table:content-validation-name="val3" office:value-type="float" office:value="1.34341" calcext:value-type="float">
            <text:p>1,34341</text:p>
          </table:table-cell>
          <table:table-cell table:style-name="ce11" table:content-validation-name="val3" office:value-type="float" office:value="11001.1" calcext:value-type="float">
            <text:p>11001,1</text:p>
          </table:table-cell>
          <table:table-cell table:style-name="ce11" table:content-validation-name="val3" office:value-type="float" office:value="1.32685" calcext:value-type="float">
            <text:p>1,32685</text:p>
          </table:table-cell>
          <table:table-cell table:style-name="ce11" table:content-validation-name="val3" office:value-type="float" office:value="10944.1" calcext:value-type="float">
            <text:p>10944,1</text:p>
          </table:table-cell>
          <table:table-cell table:style-name="ce11" table:content-validation-name="val3" office:value-type="float" office:value="1.2928" calcext:value-type="float">
            <text:p>1,2928</text:p>
          </table:table-cell>
          <table:table-cell table:style-name="ce11" table:content-validation-name="val3" office:value-type="float" office:value="11007.8" calcext:value-type="float">
            <text:p>11007,8</text:p>
          </table:table-cell>
          <table:table-cell table:style-name="ce11" table:content-validation-name="val3" office:value-type="float" office:value="1.01668" calcext:value-type="float">
            <text:p>1,01668</text:p>
          </table:table-cell>
          <table:table-cell table:style-name="ce11" table:content-validation-name="val3" office:value-type="float" office:value="10992.5" calcext:value-type="float">
            <text:p>10992,5</text:p>
          </table:table-cell>
          <table:table-cell table:style-name="ce11" table:content-validation-name="val3" office:value-type="float" office:value="1.21942" calcext:value-type="float">
            <text:p>1,21942</text:p>
          </table:table-cell>
          <table:table-cell table:style-name="ce11" table:content-validation-name="val3" office:value-type="float" office:value="10956.9" calcext:value-type="float">
            <text:p>10956,9</text:p>
          </table:table-cell>
          <table:table-cell table:style-name="ce11" table:content-validation-name="val3" office:value-type="float" office:value="1.16273" calcext:value-type="float">
            <text:p>1,16273</text:p>
          </table:table-cell>
          <table:table-cell table:style-name="ce11" table:content-validation-name="val3" office:value-type="float" office:value="10965.9" calcext:value-type="float">
            <text:p>10965,9</text:p>
          </table:table-cell>
          <table:table-cell table:style-name="ce11" table:content-validation-name="val3" office:value-type="float" office:value="1.57922" calcext:value-type="float">
            <text:p>1,57922</text:p>
          </table:table-cell>
          <table:table-cell table:style-name="ce11" table:content-validation-name="val3" office:value-type="float" office:value="10978.8" calcext:value-type="float">
            <text:p>10978,8</text:p>
          </table:table-cell>
          <table:table-cell table:style-name="ce11" table:content-validation-name="val3" office:value-type="float" office:value="1.2169" calcext:value-type="float">
            <text:p>1,2169</text:p>
          </table:table-cell>
          <table:table-cell table:number-columns-repeated="1003"/>
        </table:table-row>
        <table:table-row table:style-name="ro2">
          <table:table-cell table:style-name="ce8" table:formula="of:=[$'Nomes de arquivos'.A16]" office:value-type="string" office:string-value="GKD-c_15_n500_m50" calcext:value-type="string">
            <text:p>GKD-c_15_n500_m50</text:p>
          </table:table-cell>
          <table:table-cell table:style-name="ce11" table:content-validation-name="val3" office:value-type="float" office:value="10984.8" calcext:value-type="float">
            <text:p>10984,8</text:p>
          </table:table-cell>
          <table:table-cell table:style-name="ce11" table:content-validation-name="val3" office:value-type="float" office:value="1.06257" calcext:value-type="float">
            <text:p>1,06257</text:p>
          </table:table-cell>
          <table:table-cell table:style-name="ce11" table:content-validation-name="val3" office:value-type="float" office:value="10969.3" calcext:value-type="float">
            <text:p>10969,3</text:p>
          </table:table-cell>
          <table:table-cell table:style-name="ce11" table:content-validation-name="val3" office:value-type="float" office:value="1.15216" calcext:value-type="float">
            <text:p>1,15216</text:p>
          </table:table-cell>
          <table:table-cell table:style-name="ce11" table:content-validation-name="val3" office:value-type="float" office:value="11015.1" calcext:value-type="float">
            <text:p>11015,1</text:p>
          </table:table-cell>
          <table:table-cell table:style-name="ce11" table:content-validation-name="val3" office:value-type="float" office:value="0.860513" calcext:value-type="float">
            <text:p>0,860513</text:p>
          </table:table-cell>
          <table:table-cell table:style-name="ce11" table:content-validation-name="val3" office:value-type="float" office:value="11032.9" calcext:value-type="float">
            <text:p>11032,9</text:p>
          </table:table-cell>
          <table:table-cell table:style-name="ce11" table:content-validation-name="val3" office:value-type="float" office:value="1.129" calcext:value-type="float">
            <text:p>1,129</text:p>
          </table:table-cell>
          <table:table-cell table:style-name="ce11" table:content-validation-name="val3" office:value-type="float" office:value="10975.7" calcext:value-type="float">
            <text:p>10975,7</text:p>
          </table:table-cell>
          <table:table-cell table:style-name="ce11" table:content-validation-name="val3" office:value-type="float" office:value="1.26216" calcext:value-type="float">
            <text:p>1,26216</text:p>
          </table:table-cell>
          <table:table-cell table:style-name="ce11" table:content-validation-name="val3" office:value-type="float" office:value="11007.4" calcext:value-type="float">
            <text:p>11007,4</text:p>
          </table:table-cell>
          <table:table-cell table:style-name="ce11" table:content-validation-name="val3" office:value-type="float" office:value="1.10912" calcext:value-type="float">
            <text:p>1,10912</text:p>
          </table:table-cell>
          <table:table-cell table:style-name="ce11" table:content-validation-name="val3" office:value-type="float" office:value="10998.1" calcext:value-type="float">
            <text:p>10998,1</text:p>
          </table:table-cell>
          <table:table-cell table:style-name="ce11" table:content-validation-name="val3" office:value-type="float" office:value="1.10969" calcext:value-type="float">
            <text:p>1,10969</text:p>
          </table:table-cell>
          <table:table-cell table:style-name="ce11" table:content-validation-name="val3" office:value-type="float" office:value="10978.2" calcext:value-type="float">
            <text:p>10978,2</text:p>
          </table:table-cell>
          <table:table-cell table:style-name="ce11" table:content-validation-name="val3" office:value-type="float" office:value="0.883021" calcext:value-type="float">
            <text:p>0,883021</text:p>
          </table:table-cell>
          <table:table-cell table:style-name="ce11" table:content-validation-name="val3" office:value-type="float" office:value="10973" calcext:value-type="float">
            <text:p>10973</text:p>
          </table:table-cell>
          <table:table-cell table:style-name="ce11" table:content-validation-name="val3" office:value-type="float" office:value="1.4529" calcext:value-type="float">
            <text:p>1,4529</text:p>
          </table:table-cell>
          <table:table-cell table:style-name="ce11" table:content-validation-name="val3" office:value-type="float" office:value="11004.8" calcext:value-type="float">
            <text:p>11004,8</text:p>
          </table:table-cell>
          <table:table-cell table:style-name="ce11" table:content-validation-name="val3" office:value-type="float" office:value="0.970555" calcext:value-type="float">
            <text:p>0,970555</text:p>
          </table:table-cell>
          <table:table-cell table:number-columns-repeated="1003"/>
        </table:table-row>
        <table:table-row table:style-name="ro2">
          <table:table-cell table:style-name="ce8" table:formula="of:=[$'Nomes de arquivos'.A17]" office:value-type="string" office:string-value="GKD-c_16_n500_m50" calcext:value-type="string">
            <text:p>GKD-c_16_n500_m50</text:p>
          </table:table-cell>
          <table:table-cell table:style-name="ce11" table:content-validation-name="val3" office:value-type="float" office:value="11225.1" calcext:value-type="float">
            <text:p>11225,1</text:p>
          </table:table-cell>
          <table:table-cell table:style-name="ce11" table:content-validation-name="val3" office:value-type="float" office:value="1.3911" calcext:value-type="float">
            <text:p>1,3911</text:p>
          </table:table-cell>
          <table:table-cell table:style-name="ce11" table:content-validation-name="val3" office:value-type="float" office:value="11225.1" calcext:value-type="float">
            <text:p>11225,1</text:p>
          </table:table-cell>
          <table:table-cell table:style-name="ce11" table:content-validation-name="val3" office:value-type="float" office:value="0.733113" calcext:value-type="float">
            <text:p>0,733113</text:p>
          </table:table-cell>
          <table:table-cell table:style-name="ce11" table:content-validation-name="val3" office:value-type="float" office:value="11222.6" calcext:value-type="float">
            <text:p>11222,6</text:p>
          </table:table-cell>
          <table:table-cell table:style-name="ce11" table:content-validation-name="val3" office:value-type="float" office:value="1.03267" calcext:value-type="float">
            <text:p>1,03267</text:p>
          </table:table-cell>
          <table:table-cell table:style-name="ce11" table:content-validation-name="val3" office:value-type="float" office:value="11225.1" calcext:value-type="float">
            <text:p>11225,1</text:p>
          </table:table-cell>
          <table:table-cell table:style-name="ce11" table:content-validation-name="val3" office:value-type="float" office:value="0.995875" calcext:value-type="float">
            <text:p>0,995875</text:p>
          </table:table-cell>
          <table:table-cell table:style-name="ce11" table:content-validation-name="val3" office:value-type="float" office:value="11225.1" calcext:value-type="float">
            <text:p>11225,1</text:p>
          </table:table-cell>
          <table:table-cell table:style-name="ce11" table:content-validation-name="val3" office:value-type="float" office:value="1.12371" calcext:value-type="float">
            <text:p>1,12371</text:p>
          </table:table-cell>
          <table:table-cell table:style-name="ce11" table:content-validation-name="val3" office:value-type="float" office:value="11229.2" calcext:value-type="float">
            <text:p>11229,2</text:p>
          </table:table-cell>
          <table:table-cell table:style-name="ce11" table:content-validation-name="val3" office:value-type="float" office:value="1.29929" calcext:value-type="float">
            <text:p>1,29929</text:p>
          </table:table-cell>
          <table:table-cell table:style-name="ce11" table:content-validation-name="val3" office:value-type="float" office:value="11224.7" calcext:value-type="float">
            <text:p>11224,7</text:p>
          </table:table-cell>
          <table:table-cell table:style-name="ce11" table:content-validation-name="val3" office:value-type="float" office:value="1.11667" calcext:value-type="float">
            <text:p>1,11667</text:p>
          </table:table-cell>
          <table:table-cell table:style-name="ce11" table:content-validation-name="val3" office:value-type="float" office:value="11225.1" calcext:value-type="float">
            <text:p>11225,1</text:p>
          </table:table-cell>
          <table:table-cell table:style-name="ce11" table:content-validation-name="val3" office:value-type="float" office:value="0.940894" calcext:value-type="float">
            <text:p>0,940894</text:p>
          </table:table-cell>
          <table:table-cell table:style-name="ce11" table:content-validation-name="val3" office:value-type="float" office:value="11223.3" calcext:value-type="float">
            <text:p>11223,3</text:p>
          </table:table-cell>
          <table:table-cell table:style-name="ce11" table:content-validation-name="val3" office:value-type="float" office:value="1.25438" calcext:value-type="float">
            <text:p>1,25438</text:p>
          </table:table-cell>
          <table:table-cell table:style-name="ce11" table:content-validation-name="val3" office:value-type="float" office:value="11225.1" calcext:value-type="float">
            <text:p>11225,1</text:p>
          </table:table-cell>
          <table:table-cell table:style-name="ce11" table:content-validation-name="val3" office:value-type="float" office:value="0.976097" calcext:value-type="float">
            <text:p>0,976097</text:p>
          </table:table-cell>
          <table:table-cell table:number-columns-repeated="1003"/>
        </table:table-row>
        <table:table-row table:style-name="ro2">
          <table:table-cell table:style-name="ce8" table:formula="of:=[$'Nomes de arquivos'.A18]" office:value-type="string" office:string-value="GKD-c_17_n500_m50" calcext:value-type="string">
            <text:p>GKD-c_17_n500_m50</text:p>
          </table:table-cell>
          <table:table-cell table:style-name="ce11" table:content-validation-name="val3" office:value-type="float" office:value="11199.4" calcext:value-type="float">
            <text:p>11199,4</text:p>
          </table:table-cell>
          <table:table-cell table:style-name="ce11" table:content-validation-name="val3" office:value-type="float" office:value="1.13753" calcext:value-type="float">
            <text:p>1,13753</text:p>
          </table:table-cell>
          <table:table-cell table:style-name="ce11" table:content-validation-name="val3" office:value-type="float" office:value="11194.9" calcext:value-type="float">
            <text:p>11194,9</text:p>
          </table:table-cell>
          <table:table-cell table:style-name="ce11" table:content-validation-name="val3" office:value-type="float" office:value="1.34021" calcext:value-type="float">
            <text:p>1,34021</text:p>
          </table:table-cell>
          <table:table-cell table:style-name="ce11" table:content-validation-name="val3" office:value-type="float" office:value="11187.7" calcext:value-type="float">
            <text:p>11187,7</text:p>
          </table:table-cell>
          <table:table-cell table:style-name="ce11" table:content-validation-name="val3" office:value-type="float" office:value="1.04929" calcext:value-type="float">
            <text:p>1,04929</text:p>
          </table:table-cell>
          <table:table-cell table:style-name="ce11" table:content-validation-name="val3" office:value-type="float" office:value="11184.6" calcext:value-type="float">
            <text:p>11184,6</text:p>
          </table:table-cell>
          <table:table-cell table:style-name="ce11" table:content-validation-name="val3" office:value-type="float" office:value="1.00906" calcext:value-type="float">
            <text:p>1,00906</text:p>
          </table:table-cell>
          <table:table-cell table:style-name="ce11" table:content-validation-name="val3" office:value-type="float" office:value="11195.1" calcext:value-type="float">
            <text:p>11195,1</text:p>
          </table:table-cell>
          <table:table-cell table:style-name="ce11" table:content-validation-name="val3" office:value-type="float" office:value="1.29767" calcext:value-type="float">
            <text:p>1,29767</text:p>
          </table:table-cell>
          <table:table-cell table:style-name="ce11" table:content-validation-name="val3" office:value-type="float" office:value="11186.2" calcext:value-type="float">
            <text:p>11186,2</text:p>
          </table:table-cell>
          <table:table-cell table:style-name="ce11" table:content-validation-name="val3" office:value-type="float" office:value="1.28891" calcext:value-type="float">
            <text:p>1,28891</text:p>
          </table:table-cell>
          <table:table-cell table:style-name="ce11" table:content-validation-name="val3" office:value-type="float" office:value="11199.1" calcext:value-type="float">
            <text:p>11199,1</text:p>
          </table:table-cell>
          <table:table-cell table:style-name="ce11" table:content-validation-name="val3" office:value-type="float" office:value="1.4035" calcext:value-type="float">
            <text:p>1,4035</text:p>
          </table:table-cell>
          <table:table-cell table:style-name="ce11" table:content-validation-name="val3" office:value-type="float" office:value="11194.6" calcext:value-type="float">
            <text:p>11194,6</text:p>
          </table:table-cell>
          <table:table-cell table:style-name="ce11" table:content-validation-name="val3" office:value-type="float" office:value="1.10872" calcext:value-type="float">
            <text:p>1,10872</text:p>
          </table:table-cell>
          <table:table-cell table:style-name="ce11" table:content-validation-name="val3" office:value-type="float" office:value="11185.7" calcext:value-type="float">
            <text:p>11185,7</text:p>
          </table:table-cell>
          <table:table-cell table:style-name="ce11" table:content-validation-name="val3" office:value-type="float" office:value="1.29915" calcext:value-type="float">
            <text:p>1,29915</text:p>
          </table:table-cell>
          <table:table-cell table:style-name="ce11" table:content-validation-name="val3" office:value-type="float" office:value="11186.8" calcext:value-type="float">
            <text:p>11186,8</text:p>
          </table:table-cell>
          <table:table-cell table:style-name="ce11" table:content-validation-name="val3" office:value-type="float" office:value="1.29738" calcext:value-type="float">
            <text:p>1,29738</text:p>
          </table:table-cell>
          <table:table-cell table:number-columns-repeated="1003"/>
        </table:table-row>
        <table:table-row table:style-name="ro2">
          <table:table-cell table:style-name="ce8" table:formula="of:=[$'Nomes de arquivos'.A19]" office:value-type="string" office:string-value="GKD-c_18_n500_m50" calcext:value-type="string">
            <text:p>GKD-c_18_n500_m50</text:p>
          </table:table-cell>
          <table:table-cell table:style-name="ce11" table:content-validation-name="val3" office:value-type="float" office:value="10959" calcext:value-type="float">
            <text:p>10959</text:p>
          </table:table-cell>
          <table:table-cell table:style-name="ce11" table:content-validation-name="val3" office:value-type="float" office:value="1.08989" calcext:value-type="float">
            <text:p>1,08989</text:p>
          </table:table-cell>
          <table:table-cell table:style-name="ce11" table:content-validation-name="val3" office:value-type="float" office:value="10959" calcext:value-type="float">
            <text:p>10959</text:p>
          </table:table-cell>
          <table:table-cell table:style-name="ce11" table:content-validation-name="val3" office:value-type="float" office:value="1.32785" calcext:value-type="float">
            <text:p>1,32785</text:p>
          </table:table-cell>
          <table:table-cell table:style-name="ce11" table:content-validation-name="val3" office:value-type="float" office:value="10959.6" calcext:value-type="float">
            <text:p>10959,6</text:p>
          </table:table-cell>
          <table:table-cell table:style-name="ce11" table:content-validation-name="val3" office:value-type="float" office:value="1.18608" calcext:value-type="float">
            <text:p>1,18608</text:p>
          </table:table-cell>
          <table:table-cell table:style-name="ce11" table:content-validation-name="val3" office:value-type="float" office:value="10958.6" calcext:value-type="float">
            <text:p>10958,6</text:p>
          </table:table-cell>
          <table:table-cell table:style-name="ce11" table:content-validation-name="val3" office:value-type="float" office:value="1.4013" calcext:value-type="float">
            <text:p>1,4013</text:p>
          </table:table-cell>
          <table:table-cell table:style-name="ce11" table:content-validation-name="val3" office:value-type="float" office:value="10959" calcext:value-type="float">
            <text:p>10959</text:p>
          </table:table-cell>
          <table:table-cell table:style-name="ce11" table:content-validation-name="val3" office:value-type="float" office:value="1.19307" calcext:value-type="float">
            <text:p>1,19307</text:p>
          </table:table-cell>
          <table:table-cell table:style-name="ce11" table:content-validation-name="val3" office:value-type="float" office:value="10959.6" calcext:value-type="float">
            <text:p>10959,6</text:p>
          </table:table-cell>
          <table:table-cell table:style-name="ce11" table:content-validation-name="val3" office:value-type="float" office:value="1.20782" calcext:value-type="float">
            <text:p>1,20782</text:p>
          </table:table-cell>
          <table:table-cell table:style-name="ce11" table:content-validation-name="val3" office:value-type="float" office:value="10959" calcext:value-type="float">
            <text:p>10959</text:p>
          </table:table-cell>
          <table:table-cell table:style-name="ce11" table:content-validation-name="val3" office:value-type="float" office:value="1.17696" calcext:value-type="float">
            <text:p>1,17696</text:p>
          </table:table-cell>
          <table:table-cell table:style-name="ce11" table:content-validation-name="val3" office:value-type="float" office:value="10958.6" calcext:value-type="float">
            <text:p>10958,6</text:p>
          </table:table-cell>
          <table:table-cell table:style-name="ce11" table:content-validation-name="val3" office:value-type="float" office:value="0.943261" calcext:value-type="float">
            <text:p>0,943261</text:p>
          </table:table-cell>
          <table:table-cell table:style-name="ce11" table:content-validation-name="val3" office:value-type="float" office:value="10959.6" calcext:value-type="float">
            <text:p>10959,6</text:p>
          </table:table-cell>
          <table:table-cell table:style-name="ce11" table:content-validation-name="val3" office:value-type="float" office:value="0.823594" calcext:value-type="float">
            <text:p>0,823594</text:p>
          </table:table-cell>
          <table:table-cell table:style-name="ce11" table:content-validation-name="val3" office:value-type="float" office:value="10933.2" calcext:value-type="float">
            <text:p>10933,2</text:p>
          </table:table-cell>
          <table:table-cell table:style-name="ce11" table:content-validation-name="val3" office:value-type="float" office:value="0.990528" calcext:value-type="float">
            <text:p>0,990528</text:p>
          </table:table-cell>
          <table:table-cell table:number-columns-repeated="1003"/>
        </table:table-row>
        <table:table-row table:style-name="ro2">
          <table:table-cell table:style-name="ce8" table:formula="of:=[$'Nomes de arquivos'.A20]" office:value-type="string" office:string-value="GKD-c_19_n500_m50" calcext:value-type="string">
            <text:p>GKD-c_19_n500_m50</text:p>
          </table:table-cell>
          <table:table-cell table:style-name="ce11" table:content-validation-name="val3" office:value-type="float" office:value="10989.7" calcext:value-type="float">
            <text:p>10989,7</text:p>
          </table:table-cell>
          <table:table-cell table:style-name="ce11" table:content-validation-name="val3" office:value-type="float" office:value="1.44502" calcext:value-type="float">
            <text:p>1,44502</text:p>
          </table:table-cell>
          <table:table-cell table:style-name="ce11" table:content-validation-name="val3" office:value-type="float" office:value="10989.6" calcext:value-type="float">
            <text:p>10989,6</text:p>
          </table:table-cell>
          <table:table-cell table:style-name="ce11" table:content-validation-name="val3" office:value-type="float" office:value="1.19505" calcext:value-type="float">
            <text:p>1,19505</text:p>
          </table:table-cell>
          <table:table-cell table:style-name="ce11" table:content-validation-name="val3" office:value-type="float" office:value="10996.7" calcext:value-type="float">
            <text:p>10996,7</text:p>
          </table:table-cell>
          <table:table-cell table:style-name="ce11" table:content-validation-name="val3" office:value-type="float" office:value="1.23039" calcext:value-type="float">
            <text:p>1,23039</text:p>
          </table:table-cell>
          <table:table-cell table:style-name="ce11" table:content-validation-name="val3" office:value-type="float" office:value="10991.9" calcext:value-type="float">
            <text:p>10991,9</text:p>
          </table:table-cell>
          <table:table-cell table:style-name="ce11" table:content-validation-name="val3" office:value-type="float" office:value="1.04409" calcext:value-type="float">
            <text:p>1,04409</text:p>
          </table:table-cell>
          <table:table-cell table:style-name="ce11" table:content-validation-name="val3" office:value-type="float" office:value="10992.1" calcext:value-type="float">
            <text:p>10992,1</text:p>
          </table:table-cell>
          <table:table-cell table:style-name="ce11" table:content-validation-name="val3" office:value-type="float" office:value="1.19504" calcext:value-type="float">
            <text:p>1,19504</text:p>
          </table:table-cell>
          <table:table-cell table:style-name="ce11" table:content-validation-name="val3" office:value-type="float" office:value="10994.4" calcext:value-type="float">
            <text:p>10994,4</text:p>
          </table:table-cell>
          <table:table-cell table:style-name="ce11" table:content-validation-name="val3" office:value-type="float" office:value="1.14189" calcext:value-type="float">
            <text:p>1,14189</text:p>
          </table:table-cell>
          <table:table-cell table:style-name="ce11" table:content-validation-name="val3" office:value-type="float" office:value="10998" calcext:value-type="float">
            <text:p>10998</text:p>
          </table:table-cell>
          <table:table-cell table:style-name="ce11" table:content-validation-name="val3" office:value-type="float" office:value="1.01779" calcext:value-type="float">
            <text:p>1,01779</text:p>
          </table:table-cell>
          <table:table-cell table:style-name="ce11" table:content-validation-name="val3" office:value-type="float" office:value="10993.4" calcext:value-type="float">
            <text:p>10993,4</text:p>
          </table:table-cell>
          <table:table-cell table:style-name="ce11" table:content-validation-name="val3" office:value-type="float" office:value="0.908804" calcext:value-type="float">
            <text:p>0,908804</text:p>
          </table:table-cell>
          <table:table-cell table:style-name="ce11" table:content-validation-name="val3" office:value-type="float" office:value="10992.1" calcext:value-type="float">
            <text:p>10992,1</text:p>
          </table:table-cell>
          <table:table-cell table:style-name="ce11" table:content-validation-name="val3" office:value-type="float" office:value="1.09933" calcext:value-type="float">
            <text:p>1,09933</text:p>
          </table:table-cell>
          <table:table-cell table:style-name="ce11" table:content-validation-name="val3" office:value-type="float" office:value="10952.3" calcext:value-type="float">
            <text:p>10952,3</text:p>
          </table:table-cell>
          <table:table-cell table:style-name="ce11" table:content-validation-name="val3" office:value-type="float" office:value="1.08281" calcext:value-type="float">
            <text:p>1,08281</text:p>
          </table:table-cell>
          <table:table-cell table:number-columns-repeated="1003"/>
        </table:table-row>
        <table:table-row table:style-name="ro2">
          <table:table-cell table:style-name="ce8" table:formula="of:=[$'Nomes de arquivos'.A21]" office:value-type="string" office:string-value="GKD-c_20_n500_m50" calcext:value-type="string">
            <text:p>GKD-c_20_n500_m50</text:p>
          </table:table-cell>
          <table:table-cell table:style-name="ce11" table:content-validation-name="val3" office:value-type="float" office:value="10722.1" calcext:value-type="float">
            <text:p>10722,1</text:p>
          </table:table-cell>
          <table:table-cell table:style-name="ce11" table:content-validation-name="val3" office:value-type="float" office:value="1.12981" calcext:value-type="float">
            <text:p>1,12981</text:p>
          </table:table-cell>
          <table:table-cell table:style-name="ce11" table:content-validation-name="val3" office:value-type="float" office:value="10722.1" calcext:value-type="float">
            <text:p>10722,1</text:p>
          </table:table-cell>
          <table:table-cell table:style-name="ce11" table:content-validation-name="val3" office:value-type="float" office:value="1.23919" calcext:value-type="float">
            <text:p>1,23919</text:p>
          </table:table-cell>
          <table:table-cell table:style-name="ce11" table:content-validation-name="val3" office:value-type="float" office:value="10722.1" calcext:value-type="float">
            <text:p>10722,1</text:p>
          </table:table-cell>
          <table:table-cell table:style-name="ce11" table:content-validation-name="val3" office:value-type="float" office:value="1.01897" calcext:value-type="float">
            <text:p>1,01897</text:p>
          </table:table-cell>
          <table:table-cell table:style-name="ce11" table:content-validation-name="val3" office:value-type="float" office:value="10722.1" calcext:value-type="float">
            <text:p>10722,1</text:p>
          </table:table-cell>
          <table:table-cell table:style-name="ce11" table:content-validation-name="val3" office:value-type="float" office:value="1.1276" calcext:value-type="float">
            <text:p>1,1276</text:p>
          </table:table-cell>
          <table:table-cell table:style-name="ce11" table:content-validation-name="val3" office:value-type="float" office:value="10722.1" calcext:value-type="float">
            <text:p>10722,1</text:p>
          </table:table-cell>
          <table:table-cell table:style-name="ce11" table:content-validation-name="val3" office:value-type="float" office:value="0.79686" calcext:value-type="float">
            <text:p>0,79686</text:p>
          </table:table-cell>
          <table:table-cell table:style-name="ce11" table:content-validation-name="val3" office:value-type="float" office:value="10724.2" calcext:value-type="float">
            <text:p>10724,2</text:p>
          </table:table-cell>
          <table:table-cell table:style-name="ce11" table:content-validation-name="val3" office:value-type="float" office:value="1.07987" calcext:value-type="float">
            <text:p>1,07987</text:p>
          </table:table-cell>
          <table:table-cell table:style-name="ce11" table:content-validation-name="val3" office:value-type="float" office:value="10722.1" calcext:value-type="float">
            <text:p>10722,1</text:p>
          </table:table-cell>
          <table:table-cell table:style-name="ce11" table:content-validation-name="val3" office:value-type="float" office:value="1.03269" calcext:value-type="float">
            <text:p>1,03269</text:p>
          </table:table-cell>
          <table:table-cell table:style-name="ce11" table:content-validation-name="val3" office:value-type="float" office:value="10722.1" calcext:value-type="float">
            <text:p>10722,1</text:p>
          </table:table-cell>
          <table:table-cell table:style-name="ce11" table:content-validation-name="val3" office:value-type="float" office:value="1.17252" calcext:value-type="float">
            <text:p>1,17252</text:p>
          </table:table-cell>
          <table:table-cell table:style-name="ce11" table:content-validation-name="val3" office:value-type="float" office:value="10722.1" calcext:value-type="float">
            <text:p>10722,1</text:p>
          </table:table-cell>
          <table:table-cell table:style-name="ce11" table:content-validation-name="val3" office:value-type="float" office:value="1.12316" calcext:value-type="float">
            <text:p>1,12316</text:p>
          </table:table-cell>
          <table:table-cell table:style-name="ce11" table:content-validation-name="val3" office:value-type="float" office:value="10722.1" calcext:value-type="float">
            <text:p>10722,1</text:p>
          </table:table-cell>
          <table:table-cell table:style-name="ce11" table:content-validation-name="val3" office:value-type="float" office:value="1.07339" calcext:value-type="float">
            <text:p>1,0733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omatório</text:p>
          </table:table-cell>
          <table:table-cell table:style-name="ce16" table:formula="of:=SUM([.B4:.B23])" office:value-type="float" office:value="219799.6" calcext:value-type="float">
            <text:p>219799,6</text:p>
          </table:table-cell>
          <table:table-cell table:style-name="ce16" table:formula="of:=SUM([.C4:.C23])" office:value-type="float" office:value="23.638329" calcext:value-type="float">
            <text:p>23,638329</text:p>
          </table:table-cell>
          <table:table-cell table:style-name="ce16" table:formula="of:=SUM([.D4:.D23])" office:value-type="float" office:value="219838.8" calcext:value-type="float">
            <text:p>219838,8</text:p>
          </table:table-cell>
          <table:table-cell table:style-name="ce16" table:formula="of:=SUM([.E4:.E23])" office:value-type="float" office:value="23.21468" calcext:value-type="float">
            <text:p>23,21468</text:p>
          </table:table-cell>
          <table:table-cell table:style-name="ce16" table:formula="of:=SUM([.F4:.F23])" office:value-type="float" office:value="219888" calcext:value-type="float">
            <text:p>219888</text:p>
          </table:table-cell>
          <table:table-cell table:style-name="ce16" table:formula="of:=SUM([.G4:.G23])" office:value-type="float" office:value="22.579226" calcext:value-type="float">
            <text:p>22,579226</text:p>
          </table:table-cell>
          <table:table-cell table:style-name="ce16" table:formula="of:=SUM([.H4:.H23])" office:value-type="float" office:value="219942" calcext:value-type="float">
            <text:p>219942</text:p>
          </table:table-cell>
          <table:table-cell table:style-name="ce16" table:formula="of:=SUM([.I4:.I23])" office:value-type="float" office:value="22.501134" calcext:value-type="float">
            <text:p>22,501134</text:p>
          </table:table-cell>
          <table:table-cell table:style-name="ce16" table:formula="of:=SUM([.J4:.J23])" office:value-type="float" office:value="219857.5" calcext:value-type="float">
            <text:p>219857,5</text:p>
          </table:table-cell>
          <table:table-cell table:style-name="ce16" table:formula="of:=SUM([.K4:.K23])" office:value-type="float" office:value="23.96187" calcext:value-type="float">
            <text:p>23,96187</text:p>
          </table:table-cell>
          <table:table-cell table:style-name="ce16" table:formula="of:=SUM([.L4:.L23])" office:value-type="float" office:value="219939.5" calcext:value-type="float">
            <text:p>219939,5</text:p>
          </table:table-cell>
          <table:table-cell table:style-name="ce16" table:formula="of:=SUM([.M4:.M23])" office:value-type="float" office:value="21.98944" calcext:value-type="float">
            <text:p>21,98944</text:p>
          </table:table-cell>
          <table:table-cell table:style-name="ce16" table:formula="of:=SUM([.N4:.N23])" office:value-type="float" office:value="219939.8" calcext:value-type="float">
            <text:p>219939,8</text:p>
          </table:table-cell>
          <table:table-cell table:style-name="ce16" table:formula="of:=SUM([.O4:.O23])" office:value-type="float" office:value="22.100832" calcext:value-type="float">
            <text:p>22,100832</text:p>
          </table:table-cell>
          <table:table-cell table:style-name="ce16" table:formula="of:=SUM([.P4:.P23])" office:value-type="float" office:value="219819.6" calcext:value-type="float">
            <text:p>219819,6</text:p>
          </table:table-cell>
          <table:table-cell table:style-name="ce16" table:formula="of:=SUM([.Q4:.Q23])" office:value-type="float" office:value="20.600562" calcext:value-type="float">
            <text:p>20,600562</text:p>
          </table:table-cell>
          <table:table-cell table:style-name="ce16" table:formula="of:=SUM([.R4:.R23])" office:value-type="float" office:value="219887.4" calcext:value-type="float">
            <text:p>219887,4</text:p>
          </table:table-cell>
          <table:table-cell table:style-name="ce16" table:formula="of:=SUM([.S4:.S23])" office:value-type="float" office:value="22.34343" calcext:value-type="float">
            <text:p>22,34343</text:p>
          </table:table-cell>
          <table:table-cell table:style-name="ce16" table:formula="of:=SUM([.T4:.T23])" office:value-type="float" office:value="219758.8" calcext:value-type="float">
            <text:p>219758,8</text:p>
          </table:table-cell>
          <table:table-cell table:style-name="ce16" table:formula="of:=SUM([.U4:.U23])" office:value-type="float" office:value="22.292948" calcext:value-type="float">
            <text:p>22,29294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édia</text:p>
          </table:table-cell>
          <table:table-cell table:style-name="ce16" table:formula="of:=AVERAGE([.B4:.B23])" office:value-type="float" office:value="10989.98" calcext:value-type="float">
            <text:p>10989,98</text:p>
          </table:table-cell>
          <table:table-cell table:style-name="ce16" table:formula="of:=AVERAGE([.C4:.C23])" office:value-type="float" office:value="1.18191645" calcext:value-type="float">
            <text:p>1,181916</text:p>
          </table:table-cell>
          <table:table-cell table:style-name="ce16" table:formula="of:=AVERAGE([.D4:.D23])" office:value-type="float" office:value="10991.94" calcext:value-type="float">
            <text:p>10991,94</text:p>
          </table:table-cell>
          <table:table-cell table:style-name="ce16" table:formula="of:=AVERAGE([.E4:.E23])" office:value-type="float" office:value="1.160734" calcext:value-type="float">
            <text:p>1,160734</text:p>
          </table:table-cell>
          <table:table-cell table:style-name="ce16" table:formula="of:=AVERAGE([.F4:.F23])" office:value-type="float" office:value="10994.4" calcext:value-type="float">
            <text:p>10994,4</text:p>
          </table:table-cell>
          <table:table-cell table:style-name="ce16" table:formula="of:=AVERAGE([.G4:.G23])" office:value-type="float" office:value="1.1289613" calcext:value-type="float">
            <text:p>1,128961</text:p>
          </table:table-cell>
          <table:table-cell table:style-name="ce16" table:formula="of:=AVERAGE([.H4:.H23])" office:value-type="float" office:value="10997.1" calcext:value-type="float">
            <text:p>10997,1</text:p>
          </table:table-cell>
          <table:table-cell table:style-name="ce16" table:formula="of:=AVERAGE([.I4:.I23])" office:value-type="float" office:value="1.1250567" calcext:value-type="float">
            <text:p>1,125057</text:p>
          </table:table-cell>
          <table:table-cell table:style-name="ce16" table:formula="of:=AVERAGE([.J4:.J23])" office:value-type="float" office:value="10992.875" calcext:value-type="float">
            <text:p>10992,875</text:p>
          </table:table-cell>
          <table:table-cell table:style-name="ce16" table:formula="of:=AVERAGE([.K4:.K23])" office:value-type="float" office:value="1.1980935" calcext:value-type="float">
            <text:p>1,198094</text:p>
          </table:table-cell>
          <table:table-cell table:style-name="ce16" table:formula="of:=AVERAGE([.L4:.L23])" office:value-type="float" office:value="10996.975" calcext:value-type="float">
            <text:p>10996,975</text:p>
          </table:table-cell>
          <table:table-cell table:style-name="ce16" table:formula="of:=AVERAGE([.M4:.M23])" office:value-type="float" office:value="1.099472" calcext:value-type="float">
            <text:p>1,099472</text:p>
          </table:table-cell>
          <table:table-cell table:style-name="ce16" table:formula="of:=AVERAGE([.N4:.N23])" office:value-type="float" office:value="10996.99" calcext:value-type="float">
            <text:p>10996,99</text:p>
          </table:table-cell>
          <table:table-cell table:style-name="ce16" table:formula="of:=AVERAGE([.O4:.O23])" office:value-type="float" office:value="1.1050416" calcext:value-type="float">
            <text:p>1,105042</text:p>
          </table:table-cell>
          <table:table-cell table:style-name="ce16" table:formula="of:=AVERAGE([.P4:.P23])" office:value-type="float" office:value="10990.98" calcext:value-type="float">
            <text:p>10990,98</text:p>
          </table:table-cell>
          <table:table-cell table:style-name="ce16" table:formula="of:=AVERAGE([.Q4:.Q23])" office:value-type="float" office:value="1.0300281" calcext:value-type="float">
            <text:p>1,030028</text:p>
          </table:table-cell>
          <table:table-cell table:style-name="ce16" table:formula="of:=AVERAGE([.R4:.R23])" office:value-type="float" office:value="10994.37" calcext:value-type="float">
            <text:p>10994,37</text:p>
          </table:table-cell>
          <table:table-cell table:style-name="ce16" table:formula="of:=AVERAGE([.S4:.S23])" office:value-type="float" office:value="1.1171715" calcext:value-type="float">
            <text:p>1,117172</text:p>
          </table:table-cell>
          <table:table-cell table:style-name="ce16" table:formula="of:=AVERAGE([.T4:.T23])" office:value-type="float" office:value="10987.94" calcext:value-type="float">
            <text:p>10987,94</text:p>
          </table:table-cell>
          <table:table-cell table:style-name="ce16" table:formula="of:=AVERAGE([.U4:.U23])" office:value-type="float" office:value="1.1146474" calcext:value-type="float">
            <text:p>1,114647</text:p>
          </table:table-cell>
          <table:table-cell table:number-columns-repeated="1003"/>
        </table:table-row>
        <table:table-row table:style-name="ro2" table:visibility="collapse" table:number-rows-repeated="1046572">
          <table:table-cell table:content-validation-name="val2"/>
          <table:table-cell table:number-columns-repeated="1023"/>
        </table:table-row>
        <table:table-row table:style-name="ro3" table:visibility="collapse" table:number-rows-repeated="1978">
          <table:table-cell table:content-validation-name="val2"/>
          <table:table-cell table:number-columns-repeated="1023"/>
        </table:table-row>
        <table:table-row table:style-name="ro3" table:visibility="collapse">
          <table:table-cell table:content-validation-name="val2"/>
          <table:table-cell table:number-columns-repeated="1023"/>
        </table:table-row>
      </table:table>
      <table:table table:name="Compare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3" table:default-cell-style-name="ce9"/>
        <table:table-column table:style-name="co4" table:number-columns-repeated="11" table:default-cell-style-name="ce9"/>
        <table:table-column table:style-name="co4" table:visibility="collapse" table:number-columns-repeated="987" table:default-cell-style-name="ce9"/>
        <table:table-column table:style-name="co5" table:visibility="collapse" table:number-columns-repeated="25" table:default-cell-style-name="ce12"/>
        <table:table-row table:style-name="ro2">
          <table:table-cell table:style-name="ce5" table:content-validation-name="val4" office:value-type="string" calcext:value-type="string" table:number-columns-spanned="1" table:number-rows-spanned="2">
            <text:p>Instancias</text:p>
          </table:table-cell>
          <table:table-cell table:style-name="ce5" table:content-validation-name="val4" office:value-type="string" calcext:value-type="string" table:number-columns-spanned="3" table:number-rows-spanned="1">
            <text:p>Exato</text:p>
          </table:table-cell>
          <table:covered-table-cell table:style-name="ce6" table:content-validation-name="val4"/>
          <table:covered-table-cell table:content-validation-name="val4"/>
          <table:table-cell table:style-name="ce15" table:content-validation-name="val4" office:value-type="string" calcext:value-type="string" table:number-columns-spanned="8" table:number-rows-spanned="1">
            <text:p>auto_alpha_VNS – Resumo</text:p>
          </table:table-cell>
          <table:covered-table-cell table:number-columns-repeated="3" table:style-name="ce6" table:content-validation-name="val4"/>
          <table:covered-table-cell table:number-columns-repeated="4" table:style-name="ce15" table:content-validation-name="val4"/>
          <table:table-cell table:content-validation-name="val4" table:number-columns-repeated="1012"/>
        </table:table-row>
        <table:table-row table:style-name="ro2">
          <table:covered-table-cell table:style-name="ce6" table:content-validation-name="val4"/>
          <table:table-cell table:style-name="ce6" table:content-validation-name="val4" office:value-type="string" calcext:value-type="string">
            <text:p>Valor</text:p>
          </table:table-cell>
          <table:table-cell table:style-name="ce6" table:content-validation-name="val4" office:value-type="string" calcext:value-type="string">
            <text:p>Tempo (s)</text:p>
          </table:table-cell>
          <table:table-cell table:style-name="ce6" table:content-validation-name="val4" office:value-type="string" calcext:value-type="string">
            <text:p>Status</text:p>
          </table:table-cell>
          <table:table-cell table:style-name="ce6" table:content-validation-name="val4" office:value-type="string" calcext:value-type="string">
            <text:p>Melhor Solução</text:p>
          </table:table-cell>
          <table:table-cell table:style-name="ce5" table:content-validation-name="val4" office:value-type="string" calcext:value-type="string">
            <text:p>Solução Média</text:p>
          </table:table-cell>
          <table:table-cell table:style-name="ce6" table:content-validation-name="val4" office:value-type="string" calcext:value-type="string">
            <text:p>DVP Solução</text:p>
          </table:table-cell>
          <table:table-cell table:style-name="ce6" table:content-validation-name="val4" office:value-type="string" calcext:value-type="string">
            <text:p>Melhor Tempo</text:p>
          </table:table-cell>
          <table:table-cell table:style-name="ce6" table:content-validation-name="val4" office:value-type="string" calcext:value-type="string">
            <text:p>Tempo Médio</text:p>
          </table:table-cell>
          <table:table-cell table:style-name="ce6" table:content-validation-name="val4" office:value-type="string" calcext:value-type="string">
            <text:p>DVP Tempo</text:p>
          </table:table-cell>
          <table:table-cell table:style-name="ce6" table:content-validation-name="val4" office:value-type="string" calcext:value-type="string">
            <text:p>GAP/Best</text:p>
          </table:table-cell>
          <table:table-cell table:style-name="ce6" table:content-validation-name="val4" office:value-type="string" calcext:value-type="string">
            <text:p>GAP/Média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]" office:value-type="string" office:string-value="GKD-c_01_n500_m50" calcext:value-type="string">
            <text:p>GKD-c_01_n500_m50</text:p>
          </table:table-cell>
          <table:table-cell table:style-name="ce11" table:content-validation-name="val4" office:value-type="float" office:value="15815.3" calcext:value-type="float">
            <text:p>15815,3</text:p>
          </table:table-cell>
          <table:table-cell table:style-name="ce11" table:content-validation-name="val4" office:value-type="float" office:value="3605.56" calcext:value-type="float">
            <text:p>3605,56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4];[$Main.D4];[$Main.F4];[$Main.H4];[$Main.J4];[$Main.L4];[$Main.N4];[$Main.P4];[$Main.R4];[$Main.T4])" office:value-type="float" office:value="11025.8" calcext:value-type="float">
            <text:p>11025,8</text:p>
          </table:table-cell>
          <table:table-cell table:style-name="ce18" table:content-validation-name="val4" table:formula="of:=AVERAGE([$Main.B4];[$Main.D4];[$Main.F4];[$Main.H4];[$Main.J4];[$Main.L4];[$Main.N4];[$Main.P4];[$Main.R4];[$Main.T4])" office:value-type="float" office:value="11026.71" calcext:value-type="float">
            <text:p>11026,71</text:p>
          </table:table-cell>
          <table:table-cell table:style-name="ce18" table:content-validation-name="val4" table:formula="of:=STDEV([$Main.B4];[$Main.D4];[$Main.F4];[$Main.H4];[$Main.J4];[$Main.L4];[$Main.N4];[$Main.P4];[$Main.R4];[$Main.T4])" office:value-type="float" office:value="0.62795965900207" calcext:value-type="float">
            <text:p>0,62796</text:p>
          </table:table-cell>
          <table:table-cell table:style-name="ce18" table:content-validation-name="val4" table:formula="of:=MIN([$Main.C4];[$Main.E4];[$Main.G4];[$Main.I4];[$Main.K4];[$Main.M4];[$Main.O4];[$Main.Q4];[$Main.S4];[$Main.U4])" office:value-type="float" office:value="0.653947" calcext:value-type="float">
            <text:p>0,653947</text:p>
          </table:table-cell>
          <table:table-cell table:style-name="ce18" table:content-validation-name="val4" table:formula="of:=AVERAGE([$Main.C4];[$Main.E4];[$Main.G4];[$Main.I4];[$Main.K4];[$Main.M4];[$Main.O4];[$Main.Q4];[$Main.S4];[$Main.U4])" office:value-type="float" office:value="0.9646123" calcext:value-type="float">
            <text:p>0,964612</text:p>
          </table:table-cell>
          <table:table-cell table:style-name="ce18" table:content-validation-name="val4" table:formula="of:=STDEV([$Main.C4];[$Main.E4];[$Main.G4];[$Main.I4];[$Main.K4];[$Main.M4];[$Main.O4];[$Main.Q4];[$Main.S4];[$Main.U4])" office:value-type="float" office:value="0.195251855649199" calcext:value-type="float">
            <text:p>0,195252</text:p>
          </table:table-cell>
          <table:table-cell table:style-name="ce18" table:content-validation-name="val4" table:formula="of:=IF([.$B3]=0;0;(([.E3]-[.$B3])/[.$B3])*100)" office:value-type="float" office:value="-30.2839655270529" calcext:value-type="float">
            <text:p>-30,283966</text:p>
          </table:table-cell>
          <table:table-cell table:style-name="ce18" table:content-validation-name="val4" table:formula="of:=IF([.$B3]=0;0;(([.F3]-[.$B3])/[.$B3])*100)" office:value-type="float" office:value="-30.2782116052177" calcext:value-type="float">
            <text:p>-30,278212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]" office:value-type="string" office:string-value="GKD-c_02_n500_m50" calcext:value-type="string">
            <text:p>GKD-c_02_n500_m50</text:p>
          </table:table-cell>
          <table:table-cell table:style-name="ce11" table:content-validation-name="val4" office:value-type="float" office:value="15915.5" calcext:value-type="float">
            <text:p>15915,5</text:p>
          </table:table-cell>
          <table:table-cell table:style-name="ce11" table:content-validation-name="val4" office:value-type="float" office:value="3600.12" calcext:value-type="float">
            <text:p>3600,12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5];[$Main.D5];[$Main.F5];[$Main.H5];[$Main.J5];[$Main.L5];[$Main.N5];[$Main.P5];[$Main.R5];[$Main.T5])" office:value-type="float" office:value="11223.2" calcext:value-type="float">
            <text:p>11223,2</text:p>
          </table:table-cell>
          <table:table-cell table:style-name="ce18" table:content-validation-name="val4" table:formula="of:=AVERAGE([$Main.B5];[$Main.D5];[$Main.F5];[$Main.H5];[$Main.J5];[$Main.L5];[$Main.N5];[$Main.P5];[$Main.R5];[$Main.T5])" office:value-type="float" office:value="11228.59" calcext:value-type="float">
            <text:p>11228,59</text:p>
          </table:table-cell>
          <table:table-cell table:style-name="ce18" table:content-validation-name="val4" table:formula="of:=STDEV([$Main.B5];[$Main.D5];[$Main.F5];[$Main.H5];[$Main.J5];[$Main.L5];[$Main.N5];[$Main.P5];[$Main.R5];[$Main.T5])" office:value-type="float" office:value="3.92724104457825" calcext:value-type="float">
            <text:p>3,927241</text:p>
          </table:table-cell>
          <table:table-cell table:style-name="ce18" table:content-validation-name="val4" table:formula="of:=MIN([$Main.C5];[$Main.E5];[$Main.G5];[$Main.I5];[$Main.K5];[$Main.M5];[$Main.O5];[$Main.Q5];[$Main.S5];[$Main.U5])" office:value-type="float" office:value="0.654971" calcext:value-type="float">
            <text:p>0,654971</text:p>
          </table:table-cell>
          <table:table-cell table:style-name="ce18" table:content-validation-name="val4" table:formula="of:=AVERAGE([$Main.C5];[$Main.E5];[$Main.G5];[$Main.I5];[$Main.K5];[$Main.M5];[$Main.O5];[$Main.Q5];[$Main.S5];[$Main.U5])" office:value-type="float" office:value="0.8825971" calcext:value-type="float">
            <text:p>0,882597</text:p>
          </table:table-cell>
          <table:table-cell table:style-name="ce18" table:content-validation-name="val4" table:formula="of:=STDEV([$Main.C5];[$Main.E5];[$Main.G5];[$Main.I5];[$Main.K5];[$Main.M5];[$Main.O5];[$Main.Q5];[$Main.S5];[$Main.U5])" office:value-type="float" office:value="0.181417910724536" calcext:value-type="float">
            <text:p>0,181418</text:p>
          </table:table-cell>
          <table:table-cell table:style-name="ce18" table:content-validation-name="val4" table:formula="of:=IF([.$B4]=0;0;(([.E4]-[.$B4])/[.$B4])*100)" office:value-type="float" office:value="-29.4825798749647" calcext:value-type="float">
            <text:p>-29,48258</text:p>
          </table:table-cell>
          <table:table-cell table:style-name="ce18" table:content-validation-name="val4" table:formula="of:=IF([.$B4]=0;0;(([.F4]-[.$B4])/[.$B4])*100)" office:value-type="float" office:value="-29.4487135182684" calcext:value-type="float">
            <text:p>-29,448714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]" office:value-type="string" office:string-value="GKD-c_03_n500_m50" calcext:value-type="string">
            <text:p>GKD-c_03_n500_m50</text:p>
          </table:table-cell>
          <table:table-cell table:style-name="ce11" table:content-validation-name="val4" office:value-type="float" office:value="15366" calcext:value-type="float">
            <text:p>15366</text:p>
          </table:table-cell>
          <table:table-cell table:style-name="ce11" table:content-validation-name="val4" office:value-type="float" office:value="3600.24" calcext:value-type="float">
            <text:p>3600,24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6];[$Main.D6];[$Main.F6];[$Main.H6];[$Main.J6];[$Main.L6];[$Main.N6];[$Main.P6];[$Main.R6];[$Main.T6])" office:value-type="float" office:value="10855.4" calcext:value-type="float">
            <text:p>10855,4</text:p>
          </table:table-cell>
          <table:table-cell table:style-name="ce18" table:content-validation-name="val4" table:formula="of:=AVERAGE([$Main.B6];[$Main.D6];[$Main.F6];[$Main.H6];[$Main.J6];[$Main.L6];[$Main.N6];[$Main.P6];[$Main.R6];[$Main.T6])" office:value-type="float" office:value="10884.7" calcext:value-type="float">
            <text:p>10884,7</text:p>
          </table:table-cell>
          <table:table-cell table:style-name="ce18" table:content-validation-name="val4" table:formula="of:=STDEV([$Main.B6];[$Main.D6];[$Main.F6];[$Main.H6];[$Main.J6];[$Main.L6];[$Main.N6];[$Main.P6];[$Main.R6];[$Main.T6])" office:value-type="float" office:value="15.6927442540248" calcext:value-type="float">
            <text:p>15,692744</text:p>
          </table:table-cell>
          <table:table-cell table:style-name="ce18" table:content-validation-name="val4" table:formula="of:=MIN([$Main.C6];[$Main.E6];[$Main.G6];[$Main.I6];[$Main.K6];[$Main.M6];[$Main.O6];[$Main.Q6];[$Main.S6];[$Main.U6])" office:value-type="float" office:value="0.882007" calcext:value-type="float">
            <text:p>0,882007</text:p>
          </table:table-cell>
          <table:table-cell table:style-name="ce18" table:content-validation-name="val4" table:formula="of:=AVERAGE([$Main.C6];[$Main.E6];[$Main.G6];[$Main.I6];[$Main.K6];[$Main.M6];[$Main.O6];[$Main.Q6];[$Main.S6];[$Main.U6])" office:value-type="float" office:value="1.1125107" calcext:value-type="float">
            <text:p>1,112511</text:p>
          </table:table-cell>
          <table:table-cell table:style-name="ce18" table:content-validation-name="val4" table:formula="of:=STDEV([$Main.C6];[$Main.E6];[$Main.G6];[$Main.I6];[$Main.K6];[$Main.M6];[$Main.O6];[$Main.Q6];[$Main.S6];[$Main.U6])" office:value-type="float" office:value="0.120455626640454" calcext:value-type="float">
            <text:p>0,120456</text:p>
          </table:table-cell>
          <table:table-cell table:style-name="ce18" table:content-validation-name="val4" table:formula="of:=IF([.$B5]=0;0;(([.E5]-[.$B5])/[.$B5])*100)" office:value-type="float" office:value="-29.3544188468046" calcext:value-type="float">
            <text:p>-29,354419</text:p>
          </table:table-cell>
          <table:table-cell table:style-name="ce18" table:content-validation-name="val4" table:formula="of:=IF([.$B5]=0;0;(([.F5]-[.$B5])/[.$B5])*100)" office:value-type="float" office:value="-29.163738123129" calcext:value-type="float">
            <text:p>-29,163738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5]" office:value-type="string" office:string-value="GKD-c_04_n500_m50" calcext:value-type="string">
            <text:p>GKD-c_04_n500_m50</text:p>
          </table:table-cell>
          <table:table-cell table:style-name="ce11" table:content-validation-name="val4" office:value-type="float" office:value="16375.4" calcext:value-type="float">
            <text:p>16375,4</text:p>
          </table:table-cell>
          <table:table-cell table:style-name="ce11" table:content-validation-name="val4" office:value-type="float" office:value="3600.1" calcext:value-type="float">
            <text:p>3600,1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7];[$Main.D7];[$Main.F7];[$Main.H7];[$Main.J7];[$Main.L7];[$Main.N7];[$Main.P7];[$Main.R7];[$Main.T7])" office:value-type="float" office:value="11006.9" calcext:value-type="float">
            <text:p>11006,9</text:p>
          </table:table-cell>
          <table:table-cell table:style-name="ce18" table:content-validation-name="val4" table:formula="of:=AVERAGE([$Main.B7];[$Main.D7];[$Main.F7];[$Main.H7];[$Main.J7];[$Main.L7];[$Main.N7];[$Main.P7];[$Main.R7];[$Main.T7])" office:value-type="float" office:value="11037.35" calcext:value-type="float">
            <text:p>11037,35</text:p>
          </table:table-cell>
          <table:table-cell table:style-name="ce18" table:content-validation-name="val4" table:formula="of:=STDEV([$Main.B7];[$Main.D7];[$Main.F7];[$Main.H7];[$Main.J7];[$Main.L7];[$Main.N7];[$Main.P7];[$Main.R7];[$Main.T7])" office:value-type="float" office:value="18.095871229525" calcext:value-type="float">
            <text:p>18,095871</text:p>
          </table:table-cell>
          <table:table-cell table:style-name="ce18" table:content-validation-name="val4" table:formula="of:=MIN([$Main.C7];[$Main.E7];[$Main.G7];[$Main.I7];[$Main.K7];[$Main.M7];[$Main.O7];[$Main.Q7];[$Main.S7];[$Main.U7])" office:value-type="float" office:value="0.851258" calcext:value-type="float">
            <text:p>0,851258</text:p>
          </table:table-cell>
          <table:table-cell table:style-name="ce18" table:content-validation-name="val4" table:formula="of:=AVERAGE([$Main.C7];[$Main.E7];[$Main.G7];[$Main.I7];[$Main.K7];[$Main.M7];[$Main.O7];[$Main.Q7];[$Main.S7];[$Main.U7])" office:value-type="float" office:value="1.1722768" calcext:value-type="float">
            <text:p>1,172277</text:p>
          </table:table-cell>
          <table:table-cell table:style-name="ce18" table:content-validation-name="val4" table:formula="of:=STDEV([$Main.C7];[$Main.E7];[$Main.G7];[$Main.I7];[$Main.K7];[$Main.M7];[$Main.O7];[$Main.Q7];[$Main.S7];[$Main.U7])" office:value-type="float" office:value="0.200798419505068" calcext:value-type="float">
            <text:p>0,200798</text:p>
          </table:table-cell>
          <table:table-cell table:style-name="ce18" table:content-validation-name="val4" table:formula="of:=IF([.$B6]=0;0;(([.E6]-[.$B6])/[.$B6])*100)" office:value-type="float" office:value="-32.7839319955543" calcext:value-type="float">
            <text:p>-32,783932</text:p>
          </table:table-cell>
          <table:table-cell table:style-name="ce18" table:content-validation-name="val4" table:formula="of:=IF([.$B6]=0;0;(([.F6]-[.$B6])/[.$B6])*100)" office:value-type="float" office:value="-32.5979823393627" calcext:value-type="float">
            <text:p>-32,597982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6]" office:value-type="string" office:string-value="GKD-c_05_n500_m50" calcext:value-type="string">
            <text:p>GKD-c_05_n500_m50</text:p>
          </table:table-cell>
          <table:table-cell table:style-name="ce11" table:content-validation-name="val4" office:value-type="float" office:value="15485.5" calcext:value-type="float">
            <text:p>15485,5</text:p>
          </table:table-cell>
          <table:table-cell table:style-name="ce11" table:content-validation-name="val4" office:value-type="float" office:value="3600.22" calcext:value-type="float">
            <text:p>3600,22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8];[$Main.D8];[$Main.F8];[$Main.H8];[$Main.J8];[$Main.L8];[$Main.N8];[$Main.P8];[$Main.R8];[$Main.T8])" office:value-type="float" office:value="11212.9" calcext:value-type="float">
            <text:p>11212,9</text:p>
          </table:table-cell>
          <table:table-cell table:style-name="ce18" table:content-validation-name="val4" table:formula="of:=AVERAGE([$Main.B8];[$Main.D8];[$Main.F8];[$Main.H8];[$Main.J8];[$Main.L8];[$Main.N8];[$Main.P8];[$Main.R8];[$Main.T8])" office:value-type="float" office:value="11239.85" calcext:value-type="float">
            <text:p>11239,85</text:p>
          </table:table-cell>
          <table:table-cell table:style-name="ce18" table:content-validation-name="val4" table:formula="of:=STDEV([$Main.B8];[$Main.D8];[$Main.F8];[$Main.H8];[$Main.J8];[$Main.L8];[$Main.N8];[$Main.P8];[$Main.R8];[$Main.T8])" office:value-type="float" office:value="16.9830143902011" calcext:value-type="float">
            <text:p>16,983014</text:p>
          </table:table-cell>
          <table:table-cell table:style-name="ce18" table:content-validation-name="val4" table:formula="of:=MIN([$Main.C8];[$Main.E8];[$Main.G8];[$Main.I8];[$Main.K8];[$Main.M8];[$Main.O8];[$Main.Q8];[$Main.S8];[$Main.U8])" office:value-type="float" office:value="0.968683" calcext:value-type="float">
            <text:p>0,968683</text:p>
          </table:table-cell>
          <table:table-cell table:style-name="ce18" table:content-validation-name="val4" table:formula="of:=AVERAGE([$Main.C8];[$Main.E8];[$Main.G8];[$Main.I8];[$Main.K8];[$Main.M8];[$Main.O8];[$Main.Q8];[$Main.S8];[$Main.U8])" office:value-type="float" office:value="1.1964233" calcext:value-type="float">
            <text:p>1,196423</text:p>
          </table:table-cell>
          <table:table-cell table:style-name="ce18" table:content-validation-name="val4" table:formula="of:=STDEV([$Main.C8];[$Main.E8];[$Main.G8];[$Main.I8];[$Main.K8];[$Main.M8];[$Main.O8];[$Main.Q8];[$Main.S8];[$Main.U8])" office:value-type="float" office:value="0.1471849318828" calcext:value-type="float">
            <text:p>0,147185</text:p>
          </table:table-cell>
          <table:table-cell table:style-name="ce18" table:content-validation-name="val4" table:formula="of:=IF([.$B7]=0;0;(([.E7]-[.$B7])/[.$B7])*100)" office:value-type="float" office:value="-27.5909721997998" calcext:value-type="float">
            <text:p>-27,590972</text:p>
          </table:table-cell>
          <table:table-cell table:style-name="ce18" table:content-validation-name="val4" table:formula="of:=IF([.$B7]=0;0;(([.F7]-[.$B7])/[.$B7])*100)" office:value-type="float" office:value="-27.4169384262697" calcext:value-type="float">
            <text:p>-27,416938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7]" office:value-type="string" office:string-value="GKD-c_06_n500_m50" calcext:value-type="string">
            <text:p>GKD-c_06_n500_m50</text:p>
          </table:table-cell>
          <table:table-cell table:style-name="ce11" table:content-validation-name="val4" office:value-type="float" office:value="15469.4" calcext:value-type="float">
            <text:p>15469,4</text:p>
          </table:table-cell>
          <table:table-cell table:style-name="ce11" table:content-validation-name="val4" office:value-type="float" office:value="3622.77" calcext:value-type="float">
            <text:p>3622,77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9];[$Main.D9];[$Main.F9];[$Main.H9];[$Main.J9];[$Main.L9];[$Main.N9];[$Main.P9];[$Main.R9];[$Main.T9])" office:value-type="float" office:value="11223.3" calcext:value-type="float">
            <text:p>11223,3</text:p>
          </table:table-cell>
          <table:table-cell table:style-name="ce18" table:content-validation-name="val4" table:formula="of:=AVERAGE([$Main.B9];[$Main.D9];[$Main.F9];[$Main.H9];[$Main.J9];[$Main.L9];[$Main.N9];[$Main.P9];[$Main.R9];[$Main.T9])" office:value-type="float" office:value="11228.86" calcext:value-type="float">
            <text:p>11228,86</text:p>
          </table:table-cell>
          <table:table-cell table:style-name="ce18" table:content-validation-name="val4" table:formula="of:=STDEV([$Main.B9];[$Main.D9];[$Main.F9];[$Main.H9];[$Main.J9];[$Main.L9];[$Main.N9];[$Main.P9];[$Main.R9];[$Main.T9])" office:value-type="float" office:value="2.86014762633776" calcext:value-type="float">
            <text:p>2,860148</text:p>
          </table:table-cell>
          <table:table-cell table:style-name="ce18" table:content-validation-name="val4" table:formula="of:=MIN([$Main.C9];[$Main.E9];[$Main.G9];[$Main.I9];[$Main.K9];[$Main.M9];[$Main.O9];[$Main.Q9];[$Main.S9];[$Main.U9])" office:value-type="float" office:value="0.746249" calcext:value-type="float">
            <text:p>0,746249</text:p>
          </table:table-cell>
          <table:table-cell table:style-name="ce18" table:content-validation-name="val4" table:formula="of:=AVERAGE([$Main.C9];[$Main.E9];[$Main.G9];[$Main.I9];[$Main.K9];[$Main.M9];[$Main.O9];[$Main.Q9];[$Main.S9];[$Main.U9])" office:value-type="float" office:value="1.1325876" calcext:value-type="float">
            <text:p>1,132588</text:p>
          </table:table-cell>
          <table:table-cell table:style-name="ce18" table:content-validation-name="val4" table:formula="of:=STDEV([$Main.C9];[$Main.E9];[$Main.G9];[$Main.I9];[$Main.K9];[$Main.M9];[$Main.O9];[$Main.Q9];[$Main.S9];[$Main.U9])" office:value-type="float" office:value="0.205922988118374" calcext:value-type="float">
            <text:p>0,205923</text:p>
          </table:table-cell>
          <table:table-cell table:style-name="ce18" table:content-validation-name="val4" table:formula="of:=IF([.$B8]=0;0;(([.E8]-[.$B8])/[.$B8])*100)" office:value-type="float" office:value="-27.44838196698" calcext:value-type="float">
            <text:p>-27,448382</text:p>
          </table:table-cell>
          <table:table-cell table:style-name="ce18" table:content-validation-name="val4" table:formula="of:=IF([.$B8]=0;0;(([.F8]-[.$B8])/[.$B8])*100)" office:value-type="float" office:value="-27.4124400429234" calcext:value-type="float">
            <text:p>-27,41244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8]" office:value-type="string" office:string-value="GKD-c_07_n500_m50" calcext:value-type="string">
            <text:p>GKD-c_07_n500_m50</text:p>
          </table:table-cell>
          <table:table-cell table:style-name="ce11" table:content-validation-name="val4" office:value-type="float" office:value="15708.4" calcext:value-type="float">
            <text:p>15708,4</text:p>
          </table:table-cell>
          <table:table-cell table:style-name="ce11" table:content-validation-name="val4" office:value-type="float" office:value="3600.11" calcext:value-type="float">
            <text:p>3600,11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10];[$Main.D10];[$Main.F10];[$Main.H10];[$Main.J10];[$Main.L10];[$Main.N10];[$Main.P10];[$Main.R10];[$Main.T10])" office:value-type="float" office:value="10985" calcext:value-type="float">
            <text:p>10985</text:p>
          </table:table-cell>
          <table:table-cell table:style-name="ce18" table:content-validation-name="val4" table:formula="of:=AVERAGE([$Main.B10];[$Main.D10];[$Main.F10];[$Main.H10];[$Main.J10];[$Main.L10];[$Main.N10];[$Main.P10];[$Main.R10];[$Main.T10])" office:value-type="float" office:value="10993.67" calcext:value-type="float">
            <text:p>10993,67</text:p>
          </table:table-cell>
          <table:table-cell table:style-name="ce18" table:content-validation-name="val4" table:formula="of:=STDEV([$Main.B10];[$Main.D10];[$Main.F10];[$Main.H10];[$Main.J10];[$Main.L10];[$Main.N10];[$Main.P10];[$Main.R10];[$Main.T10])" office:value-type="float" office:value="5.30367796910782" calcext:value-type="float">
            <text:p>5,303678</text:p>
          </table:table-cell>
          <table:table-cell table:style-name="ce18" table:content-validation-name="val4" table:formula="of:=MIN([$Main.C10];[$Main.E10];[$Main.G10];[$Main.I10];[$Main.K10];[$Main.M10];[$Main.O10];[$Main.Q10];[$Main.S10];[$Main.U10])" office:value-type="float" office:value="0.845054" calcext:value-type="float">
            <text:p>0,845054</text:p>
          </table:table-cell>
          <table:table-cell table:style-name="ce18" table:content-validation-name="val4" table:formula="of:=AVERAGE([$Main.C10];[$Main.E10];[$Main.G10];[$Main.I10];[$Main.K10];[$Main.M10];[$Main.O10];[$Main.Q10];[$Main.S10];[$Main.U10])" office:value-type="float" office:value="1.1060017" calcext:value-type="float">
            <text:p>1,106002</text:p>
          </table:table-cell>
          <table:table-cell table:style-name="ce18" table:content-validation-name="val4" table:formula="of:=STDEV([$Main.C10];[$Main.E10];[$Main.G10];[$Main.I10];[$Main.K10];[$Main.M10];[$Main.O10];[$Main.Q10];[$Main.S10];[$Main.U10])" office:value-type="float" office:value="0.188737997489789" calcext:value-type="float">
            <text:p>0,188738</text:p>
          </table:table-cell>
          <table:table-cell table:style-name="ce18" table:content-validation-name="val4" table:formula="of:=IF([.$B9]=0;0;(([.E9]-[.$B9])/[.$B9])*100)" office:value-type="float" office:value="-30.0692623055181" calcext:value-type="float">
            <text:p>-30,069262</text:p>
          </table:table-cell>
          <table:table-cell table:style-name="ce18" table:content-validation-name="val4" table:formula="of:=IF([.$B9]=0;0;(([.F9]-[.$B9])/[.$B9])*100)" office:value-type="float" office:value="-30.0140689058084" calcext:value-type="float">
            <text:p>-30,014069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9]" office:value-type="string" office:string-value="GKD-c_08_n500_m50" calcext:value-type="string">
            <text:p>GKD-c_08_n500_m50</text:p>
          </table:table-cell>
          <table:table-cell table:style-name="ce11" table:content-validation-name="val4" office:value-type="float" office:value="15694.4" calcext:value-type="float">
            <text:p>15694,4</text:p>
          </table:table-cell>
          <table:table-cell table:style-name="ce11" table:content-validation-name="val4" office:value-type="float" office:value="3625.21" calcext:value-type="float">
            <text:p>3625,21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11];[$Main.D11];[$Main.F11];[$Main.H11];[$Main.J11];[$Main.L11];[$Main.N11];[$Main.P11];[$Main.R11];[$Main.T11])" office:value-type="float" office:value="10875" calcext:value-type="float">
            <text:p>10875</text:p>
          </table:table-cell>
          <table:table-cell table:style-name="ce18" table:content-validation-name="val4" table:formula="of:=AVERAGE([$Main.B11];[$Main.D11];[$Main.F11];[$Main.H11];[$Main.J11];[$Main.L11];[$Main.N11];[$Main.P11];[$Main.R11];[$Main.T11])" office:value-type="float" office:value="10902.22" calcext:value-type="float">
            <text:p>10902,22</text:p>
          </table:table-cell>
          <table:table-cell table:style-name="ce18" table:content-validation-name="val4" table:formula="of:=STDEV([$Main.B11];[$Main.D11];[$Main.F11];[$Main.H11];[$Main.J11];[$Main.L11];[$Main.N11];[$Main.P11];[$Main.R11];[$Main.T11])" office:value-type="float" office:value="19.9187683688857" calcext:value-type="float">
            <text:p>19,918768</text:p>
          </table:table-cell>
          <table:table-cell table:style-name="ce18" table:content-validation-name="val4" table:formula="of:=MIN([$Main.C11];[$Main.E11];[$Main.G11];[$Main.I11];[$Main.K11];[$Main.M11];[$Main.O11];[$Main.Q11];[$Main.S11];[$Main.U11])" office:value-type="float" office:value="1.09125" calcext:value-type="float">
            <text:p>1,09125</text:p>
          </table:table-cell>
          <table:table-cell table:style-name="ce18" table:content-validation-name="val4" table:formula="of:=AVERAGE([$Main.C11];[$Main.E11];[$Main.G11];[$Main.I11];[$Main.K11];[$Main.M11];[$Main.O11];[$Main.Q11];[$Main.S11];[$Main.U11])" office:value-type="float" office:value="1.250167" calcext:value-type="float">
            <text:p>1,250167</text:p>
          </table:table-cell>
          <table:table-cell table:style-name="ce18" table:content-validation-name="val4" table:formula="of:=STDEV([$Main.C11];[$Main.E11];[$Main.G11];[$Main.I11];[$Main.K11];[$Main.M11];[$Main.O11];[$Main.Q11];[$Main.S11];[$Main.U11])" office:value-type="float" office:value="0.101315438447345" calcext:value-type="float">
            <text:p>0,101315</text:p>
          </table:table-cell>
          <table:table-cell table:style-name="ce18" table:content-validation-name="val4" table:formula="of:=IF([.$B10]=0;0;(([.E10]-[.$B10])/[.$B10])*100)" office:value-type="float" office:value="-30.7077683759812" calcext:value-type="float">
            <text:p>-30,707768</text:p>
          </table:table-cell>
          <table:table-cell table:style-name="ce18" table:content-validation-name="val4" table:formula="of:=IF([.$B10]=0;0;(([.F10]-[.$B10])/[.$B10])*100)" office:value-type="float" office:value="-30.5343307166887" calcext:value-type="float">
            <text:p>-30,534331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0]" office:value-type="string" office:string-value="GKD-c_09_n500_m50" calcext:value-type="string">
            <text:p>GKD-c_09_n500_m50</text:p>
          </table:table-cell>
          <table:table-cell table:style-name="ce11" table:content-validation-name="val4" office:value-type="float" office:value="15462.5" calcext:value-type="float">
            <text:p>15462,5</text:p>
          </table:table-cell>
          <table:table-cell table:style-name="ce11" table:content-validation-name="val4" office:value-type="float" office:value="3600.13" calcext:value-type="float">
            <text:p>3600,13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12];[$Main.D12];[$Main.F12];[$Main.H12];[$Main.J12];[$Main.L12];[$Main.N12];[$Main.P12];[$Main.R12];[$Main.T12])" office:value-type="float" office:value="10693.9" calcext:value-type="float">
            <text:p>10693,9</text:p>
          </table:table-cell>
          <table:table-cell table:style-name="ce18" table:content-validation-name="val4" table:formula="of:=AVERAGE([$Main.B12];[$Main.D12];[$Main.F12];[$Main.H12];[$Main.J12];[$Main.L12];[$Main.N12];[$Main.P12];[$Main.R12];[$Main.T12])" office:value-type="float" office:value="10712.3" calcext:value-type="float">
            <text:p>10712,3</text:p>
          </table:table-cell>
          <table:table-cell table:style-name="ce18" table:content-validation-name="val4" table:formula="of:=STDEV([$Main.B12];[$Main.D12];[$Main.F12];[$Main.H12];[$Main.J12];[$Main.L12];[$Main.N12];[$Main.P12];[$Main.R12];[$Main.T12])" office:value-type="float" office:value="10.1848471324371" calcext:value-type="float">
            <text:p>10,184847</text:p>
          </table:table-cell>
          <table:table-cell table:style-name="ce18" table:content-validation-name="val4" table:formula="of:=MIN([$Main.C12];[$Main.E12];[$Main.G12];[$Main.I12];[$Main.K12];[$Main.M12];[$Main.O12];[$Main.Q12];[$Main.S12];[$Main.U12])" office:value-type="float" office:value="0.892251" calcext:value-type="float">
            <text:p>0,892251</text:p>
          </table:table-cell>
          <table:table-cell table:style-name="ce18" table:content-validation-name="val4" table:formula="of:=AVERAGE([$Main.C12];[$Main.E12];[$Main.G12];[$Main.I12];[$Main.K12];[$Main.M12];[$Main.O12];[$Main.Q12];[$Main.S12];[$Main.U12])" office:value-type="float" office:value="1.2181467" calcext:value-type="float">
            <text:p>1,218147</text:p>
          </table:table-cell>
          <table:table-cell table:style-name="ce18" table:content-validation-name="val4" table:formula="of:=STDEV([$Main.C12];[$Main.E12];[$Main.G12];[$Main.I12];[$Main.K12];[$Main.M12];[$Main.O12];[$Main.Q12];[$Main.S12];[$Main.U12])" office:value-type="float" office:value="0.18436900791863" calcext:value-type="float">
            <text:p>0,184369</text:p>
          </table:table-cell>
          <table:table-cell table:style-name="ce18" table:content-validation-name="val4" table:formula="of:=IF([.$B11]=0;0;(([.E11]-[.$B11])/[.$B11])*100)" office:value-type="float" office:value="-30.8397736459175" calcext:value-type="float">
            <text:p>-30,839774</text:p>
          </table:table-cell>
          <table:table-cell table:style-name="ce18" table:content-validation-name="val4" table:formula="of:=IF([.$B11]=0;0;(([.F11]-[.$B11])/[.$B11])*100)" office:value-type="float" office:value="-30.7207760711399" calcext:value-type="float">
            <text:p>-30,720776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1]" office:value-type="string" office:string-value="GKD-c_10_n500_m50" calcext:value-type="string">
            <text:p>GKD-c_10_n500_m50</text:p>
          </table:table-cell>
          <table:table-cell table:style-name="ce11" table:content-validation-name="val4" office:value-type="float" office:value="15439.4" calcext:value-type="float">
            <text:p>15439,4</text:p>
          </table:table-cell>
          <table:table-cell table:style-name="ce11" table:content-validation-name="val4" office:value-type="float" office:value="3600.22" calcext:value-type="float">
            <text:p>3600,22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13];[$Main.D13];[$Main.F13];[$Main.H13];[$Main.J13];[$Main.L13];[$Main.N13];[$Main.P13];[$Main.R13];[$Main.T13])" office:value-type="float" office:value="10808.4" calcext:value-type="float">
            <text:p>10808,4</text:p>
          </table:table-cell>
          <table:table-cell table:style-name="ce18" table:content-validation-name="val4" table:formula="of:=AVERAGE([$Main.B13];[$Main.D13];[$Main.F13];[$Main.H13];[$Main.J13];[$Main.L13];[$Main.N13];[$Main.P13];[$Main.R13];[$Main.T13])" office:value-type="float" office:value="10813.55" calcext:value-type="float">
            <text:p>10813,55</text:p>
          </table:table-cell>
          <table:table-cell table:style-name="ce18" table:content-validation-name="val4" table:formula="of:=STDEV([$Main.B13];[$Main.D13];[$Main.F13];[$Main.H13];[$Main.J13];[$Main.L13];[$Main.N13];[$Main.P13];[$Main.R13];[$Main.T13])" office:value-type="float" office:value="4.62823460463659" calcext:value-type="float">
            <text:p>4,628235</text:p>
          </table:table-cell>
          <table:table-cell table:style-name="ce18" table:content-validation-name="val4" table:formula="of:=MIN([$Main.C13];[$Main.E13];[$Main.G13];[$Main.I13];[$Main.K13];[$Main.M13];[$Main.O13];[$Main.Q13];[$Main.S13];[$Main.U13])" office:value-type="float" office:value="0.840738" calcext:value-type="float">
            <text:p>0,840738</text:p>
          </table:table-cell>
          <table:table-cell table:style-name="ce18" table:content-validation-name="val4" table:formula="of:=AVERAGE([$Main.C13];[$Main.E13];[$Main.G13];[$Main.I13];[$Main.K13];[$Main.M13];[$Main.O13];[$Main.Q13];[$Main.S13];[$Main.U13])" office:value-type="float" office:value="1.0694921" calcext:value-type="float">
            <text:p>1,069492</text:p>
          </table:table-cell>
          <table:table-cell table:style-name="ce18" table:content-validation-name="val4" table:formula="of:=STDEV([$Main.C13];[$Main.E13];[$Main.G13];[$Main.I13];[$Main.K13];[$Main.M13];[$Main.O13];[$Main.Q13];[$Main.S13];[$Main.U13])" office:value-type="float" office:value="0.184751039589588" calcext:value-type="float">
            <text:p>0,184751</text:p>
          </table:table-cell>
          <table:table-cell table:style-name="ce18" table:content-validation-name="val4" table:formula="of:=IF([.$B12]=0;0;(([.E12]-[.$B12])/[.$B12])*100)" office:value-type="float" office:value="-29.9946889127816" calcext:value-type="float">
            <text:p>-29,994689</text:p>
          </table:table-cell>
          <table:table-cell table:style-name="ce18" table:content-validation-name="val4" table:formula="of:=IF([.$B12]=0;0;(([.F12]-[.$B12])/[.$B12])*100)" office:value-type="float" office:value="-29.9613326942757" calcext:value-type="float">
            <text:p>-29,961333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2]" office:value-type="string" office:string-value="GKD-c_11_n500_m50" calcext:value-type="string">
            <text:p>GKD-c_11_n500_m50</text:p>
          </table:table-cell>
          <table:table-cell table:style-name="ce11" table:content-validation-name="val4" office:value-type="float" office:value="15507.6" calcext:value-type="float">
            <text:p>15507,6</text:p>
          </table:table-cell>
          <table:table-cell table:style-name="ce11" table:content-validation-name="val4" office:value-type="float" office:value="3616.99" calcext:value-type="float">
            <text:p>3616,99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14];[$Main.D14];[$Main.F14];[$Main.H14];[$Main.J14];[$Main.L14];[$Main.N14];[$Main.P14];[$Main.R14];[$Main.T14])" office:value-type="float" office:value="11143.6" calcext:value-type="float">
            <text:p>11143,6</text:p>
          </table:table-cell>
          <table:table-cell table:style-name="ce18" table:content-validation-name="val4" table:formula="of:=AVERAGE([$Main.B14];[$Main.D14];[$Main.F14];[$Main.H14];[$Main.J14];[$Main.L14];[$Main.N14];[$Main.P14];[$Main.R14];[$Main.T14])" office:value-type="float" office:value="11149.14" calcext:value-type="float">
            <text:p>11149,14</text:p>
          </table:table-cell>
          <table:table-cell table:style-name="ce18" table:content-validation-name="val4" table:formula="of:=STDEV([$Main.B14];[$Main.D14];[$Main.F14];[$Main.H14];[$Main.J14];[$Main.L14];[$Main.N14];[$Main.P14];[$Main.R14];[$Main.T14])" office:value-type="float" office:value="4.30508742974823" calcext:value-type="float">
            <text:p>4,305087</text:p>
          </table:table-cell>
          <table:table-cell table:style-name="ce18" table:content-validation-name="val4" table:formula="of:=MIN([$Main.C14];[$Main.E14];[$Main.G14];[$Main.I14];[$Main.K14];[$Main.M14];[$Main.O14];[$Main.Q14];[$Main.S14];[$Main.U14])" office:value-type="float" office:value="0.951995" calcext:value-type="float">
            <text:p>0,951995</text:p>
          </table:table-cell>
          <table:table-cell table:style-name="ce18" table:content-validation-name="val4" table:formula="of:=AVERAGE([$Main.C14];[$Main.E14];[$Main.G14];[$Main.I14];[$Main.K14];[$Main.M14];[$Main.O14];[$Main.Q14];[$Main.S14];[$Main.U14])" office:value-type="float" office:value="1.1453865" calcext:value-type="float">
            <text:p>1,145387</text:p>
          </table:table-cell>
          <table:table-cell table:style-name="ce18" table:content-validation-name="val4" table:formula="of:=STDEV([$Main.C14];[$Main.E14];[$Main.G14];[$Main.I14];[$Main.K14];[$Main.M14];[$Main.O14];[$Main.Q14];[$Main.S14];[$Main.U14])" office:value-type="float" office:value="0.0965624609039835" calcext:value-type="float">
            <text:p>0,096562</text:p>
          </table:table-cell>
          <table:table-cell table:style-name="ce18" table:content-validation-name="val4" table:formula="of:=IF([.$B13]=0;0;(([.E13]-[.$B13])/[.$B13])*100)" office:value-type="float" office:value="-28.1410405220666" calcext:value-type="float">
            <text:p>-28,141041</text:p>
          </table:table-cell>
          <table:table-cell table:style-name="ce18" table:content-validation-name="val4" table:formula="of:=IF([.$B13]=0;0;(([.F13]-[.$B13])/[.$B13])*100)" office:value-type="float" office:value="-28.105316103072" calcext:value-type="float">
            <text:p>-28,105316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3]" office:value-type="string" office:string-value="GKD-c_12_n500_m50" calcext:value-type="string">
            <text:p>GKD-c_12_n500_m50</text:p>
          </table:table-cell>
          <table:table-cell table:style-name="ce11" table:content-validation-name="val4" office:value-type="float" office:value="15583.7" calcext:value-type="float">
            <text:p>15583,7</text:p>
          </table:table-cell>
          <table:table-cell table:style-name="ce11" table:content-validation-name="val4" office:value-type="float" office:value="3600.16" calcext:value-type="float">
            <text:p>3600,16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15];[$Main.D15];[$Main.F15];[$Main.H15];[$Main.J15];[$Main.L15];[$Main.N15];[$Main.P15];[$Main.R15];[$Main.T15])" office:value-type="float" office:value="10760" calcext:value-type="float">
            <text:p>10760</text:p>
          </table:table-cell>
          <table:table-cell table:style-name="ce18" table:content-validation-name="val4" table:formula="of:=AVERAGE([$Main.B15];[$Main.D15];[$Main.F15];[$Main.H15];[$Main.J15];[$Main.L15];[$Main.N15];[$Main.P15];[$Main.R15];[$Main.T15])" office:value-type="float" office:value="10760" calcext:value-type="float">
            <text:p>10760</text:p>
          </table:table-cell>
          <table:table-cell table:style-name="ce18" table:content-validation-name="val4" table:formula="of:=STDEV([$Main.B15];[$Main.D15];[$Main.F15];[$Main.H15];[$Main.J15];[$Main.L15];[$Main.N15];[$Main.P15];[$Main.R15];[$Main.T15])" office:value-type="float" office:value="0" calcext:value-type="float">
            <text:p>0</text:p>
          </table:table-cell>
          <table:table-cell table:style-name="ce18" table:content-validation-name="val4" table:formula="of:=MIN([$Main.C15];[$Main.E15];[$Main.G15];[$Main.I15];[$Main.K15];[$Main.M15];[$Main.O15];[$Main.Q15];[$Main.S15];[$Main.U15])" office:value-type="float" office:value="1.07914" calcext:value-type="float">
            <text:p>1,07914</text:p>
          </table:table-cell>
          <table:table-cell table:style-name="ce18" table:content-validation-name="val4" table:formula="of:=AVERAGE([$Main.C15];[$Main.E15];[$Main.G15];[$Main.I15];[$Main.K15];[$Main.M15];[$Main.O15];[$Main.Q15];[$Main.S15];[$Main.U15])" office:value-type="float" office:value="1.198063" calcext:value-type="float">
            <text:p>1,198063</text:p>
          </table:table-cell>
          <table:table-cell table:style-name="ce18" table:content-validation-name="val4" table:formula="of:=STDEV([$Main.C15];[$Main.E15];[$Main.G15];[$Main.I15];[$Main.K15];[$Main.M15];[$Main.O15];[$Main.Q15];[$Main.S15];[$Main.U15])" office:value-type="float" office:value="0.105804704899588" calcext:value-type="float">
            <text:p>0,105805</text:p>
          </table:table-cell>
          <table:table-cell table:style-name="ce18" table:content-validation-name="val4" table:formula="of:=IF([.$B14]=0;0;(([.E14]-[.$B14])/[.$B14])*100)" office:value-type="float" office:value="-30.9534962813709" calcext:value-type="float">
            <text:p>-30,953496</text:p>
          </table:table-cell>
          <table:table-cell table:style-name="ce18" table:content-validation-name="val4" table:formula="of:=IF([.$B14]=0;0;(([.F14]-[.$B14])/[.$B14])*100)" office:value-type="float" office:value="-30.9534962813709" calcext:value-type="float">
            <text:p>-30,953496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4]" office:value-type="string" office:string-value="GKD-c_13_n500_m50" calcext:value-type="string">
            <text:p>GKD-c_13_n500_m50</text:p>
          </table:table-cell>
          <table:table-cell table:style-name="ce11" table:content-validation-name="val4" office:value-type="float" office:value="15659.5" calcext:value-type="float">
            <text:p>15659,5</text:p>
          </table:table-cell>
          <table:table-cell table:style-name="ce11" table:content-validation-name="val4" office:value-type="float" office:value="3600.22" calcext:value-type="float">
            <text:p>3600,22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16];[$Main.D16];[$Main.F16];[$Main.H16];[$Main.J16];[$Main.L16];[$Main.N16];[$Main.P16];[$Main.R16];[$Main.T16])" office:value-type="float" office:value="10837.7" calcext:value-type="float">
            <text:p>10837,7</text:p>
          </table:table-cell>
          <table:table-cell table:style-name="ce18" table:content-validation-name="val4" table:formula="of:=AVERAGE([$Main.B16];[$Main.D16];[$Main.F16];[$Main.H16];[$Main.J16];[$Main.L16];[$Main.N16];[$Main.P16];[$Main.R16];[$Main.T16])" office:value-type="float" office:value="10837.7" calcext:value-type="float">
            <text:p>10837,7</text:p>
          </table:table-cell>
          <table:table-cell table:style-name="ce18" table:content-validation-name="val4" table:formula="of:=STDEV([$Main.B16];[$Main.D16];[$Main.F16];[$Main.H16];[$Main.J16];[$Main.L16];[$Main.N16];[$Main.P16];[$Main.R16];[$Main.T16])" office:value-type="float" office:value="0" calcext:value-type="float">
            <text:p>0</text:p>
          </table:table-cell>
          <table:table-cell table:style-name="ce18" table:content-validation-name="val4" table:formula="of:=MIN([$Main.C16];[$Main.E16];[$Main.G16];[$Main.I16];[$Main.K16];[$Main.M16];[$Main.O16];[$Main.Q16];[$Main.S16];[$Main.U16])" office:value-type="float" office:value="0.947402" calcext:value-type="float">
            <text:p>0,947402</text:p>
          </table:table-cell>
          <table:table-cell table:style-name="ce18" table:content-validation-name="val4" table:formula="of:=AVERAGE([$Main.C16];[$Main.E16];[$Main.G16];[$Main.I16];[$Main.K16];[$Main.M16];[$Main.O16];[$Main.Q16];[$Main.S16];[$Main.U16])" office:value-type="float" office:value="1.0822178" calcext:value-type="float">
            <text:p>1,082218</text:p>
          </table:table-cell>
          <table:table-cell table:style-name="ce18" table:content-validation-name="val4" table:formula="of:=STDEV([$Main.C16];[$Main.E16];[$Main.G16];[$Main.I16];[$Main.K16];[$Main.M16];[$Main.O16];[$Main.Q16];[$Main.S16];[$Main.U16])" office:value-type="float" office:value="0.0806403110744111" calcext:value-type="float">
            <text:p>0,08064</text:p>
          </table:table-cell>
          <table:table-cell table:style-name="ce18" table:content-validation-name="val4" table:formula="of:=IF([.$B15]=0;0;(([.E15]-[.$B15])/[.$B15])*100)" office:value-type="float" office:value="-30.7915322966889" calcext:value-type="float">
            <text:p>-30,791532</text:p>
          </table:table-cell>
          <table:table-cell table:style-name="ce18" table:content-validation-name="val4" table:formula="of:=IF([.$B15]=0;0;(([.F15]-[.$B15])/[.$B15])*100)" office:value-type="float" office:value="-30.7915322966889" calcext:value-type="float">
            <text:p>-30,791532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5]" office:value-type="string" office:string-value="GKD-c_14_n500_m50" calcext:value-type="string">
            <text:p>GKD-c_14_n500_m50</text:p>
          </table:table-cell>
          <table:table-cell table:style-name="ce11" table:content-validation-name="val4" office:value-type="float" office:value="15572.7" calcext:value-type="float">
            <text:p>15572,7</text:p>
          </table:table-cell>
          <table:table-cell table:style-name="ce11" table:content-validation-name="val4" office:value-type="float" office:value="3600.12" calcext:value-type="float">
            <text:p>3600,12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17];[$Main.D17];[$Main.F17];[$Main.H17];[$Main.J17];[$Main.L17];[$Main.N17];[$Main.P17];[$Main.R17];[$Main.T17])" office:value-type="float" office:value="10944.1" calcext:value-type="float">
            <text:p>10944,1</text:p>
          </table:table-cell>
          <table:table-cell table:style-name="ce18" table:content-validation-name="val4" table:formula="of:=AVERAGE([$Main.B17];[$Main.D17];[$Main.F17];[$Main.H17];[$Main.J17];[$Main.L17];[$Main.N17];[$Main.P17];[$Main.R17];[$Main.T17])" office:value-type="float" office:value="10974.23" calcext:value-type="float">
            <text:p>10974,23</text:p>
          </table:table-cell>
          <table:table-cell table:style-name="ce18" table:content-validation-name="val4" table:formula="of:=STDEV([$Main.B17];[$Main.D17];[$Main.F17];[$Main.H17];[$Main.J17];[$Main.L17];[$Main.N17];[$Main.P17];[$Main.R17];[$Main.T17])" office:value-type="float" office:value="22.1825281596924" calcext:value-type="float">
            <text:p>22,182528</text:p>
          </table:table-cell>
          <table:table-cell table:style-name="ce18" table:content-validation-name="val4" table:formula="of:=MIN([$Main.C17];[$Main.E17];[$Main.G17];[$Main.I17];[$Main.K17];[$Main.M17];[$Main.O17];[$Main.Q17];[$Main.S17];[$Main.U17])" office:value-type="float" office:value="1.01668" calcext:value-type="float">
            <text:p>1,01668</text:p>
          </table:table-cell>
          <table:table-cell table:style-name="ce18" table:content-validation-name="val4" table:formula="of:=AVERAGE([$Main.C17];[$Main.E17];[$Main.G17];[$Main.I17];[$Main.K17];[$Main.M17];[$Main.O17];[$Main.Q17];[$Main.S17];[$Main.U17])" office:value-type="float" office:value="1.233609" calcext:value-type="float">
            <text:p>1,233609</text:p>
          </table:table-cell>
          <table:table-cell table:style-name="ce18" table:content-validation-name="val4" table:formula="of:=STDEV([$Main.C17];[$Main.E17];[$Main.G17];[$Main.I17];[$Main.K17];[$Main.M17];[$Main.O17];[$Main.Q17];[$Main.S17];[$Main.U17])" office:value-type="float" office:value="0.162945100805967" calcext:value-type="float">
            <text:p>0,162945</text:p>
          </table:table-cell>
          <table:table-cell table:style-name="ce18" table:content-validation-name="val4" table:formula="of:=IF([.$B16]=0;0;(([.E16]-[.$B16])/[.$B16])*100)" office:value-type="float" office:value="-29.7225272431884" calcext:value-type="float">
            <text:p>-29,722527</text:p>
          </table:table-cell>
          <table:table-cell table:style-name="ce18" table:content-validation-name="val4" table:formula="of:=IF([.$B16]=0;0;(([.F16]-[.$B16])/[.$B16])*100)" office:value-type="float" office:value="-29.5290476282212" calcext:value-type="float">
            <text:p>-29,529048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6]" office:value-type="string" office:string-value="GKD-c_15_n500_m50" calcext:value-type="string">
            <text:p>GKD-c_15_n500_m50</text:p>
          </table:table-cell>
          <table:table-cell table:style-name="ce11" table:content-validation-name="val4" office:value-type="float" office:value="15360.6" calcext:value-type="float">
            <text:p>15360,6</text:p>
          </table:table-cell>
          <table:table-cell table:style-name="ce11" table:content-validation-name="val4" office:value-type="float" office:value="3600.12" calcext:value-type="float">
            <text:p>3600,12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18];[$Main.D18];[$Main.F18];[$Main.H18];[$Main.J18];[$Main.L18];[$Main.N18];[$Main.P18];[$Main.R18];[$Main.T18])" office:value-type="float" office:value="10969.3" calcext:value-type="float">
            <text:p>10969,3</text:p>
          </table:table-cell>
          <table:table-cell table:style-name="ce18" table:content-validation-name="val4" table:formula="of:=AVERAGE([$Main.B18];[$Main.D18];[$Main.F18];[$Main.H18];[$Main.J18];[$Main.L18];[$Main.N18];[$Main.P18];[$Main.R18];[$Main.T18])" office:value-type="float" office:value="10993.93" calcext:value-type="float">
            <text:p>10993,93</text:p>
          </table:table-cell>
          <table:table-cell table:style-name="ce18" table:content-validation-name="val4" table:formula="of:=STDEV([$Main.B18];[$Main.D18];[$Main.F18];[$Main.H18];[$Main.J18];[$Main.L18];[$Main.N18];[$Main.P18];[$Main.R18];[$Main.T18])" office:value-type="float" office:value="21.0598116484137" calcext:value-type="float">
            <text:p>21,059812</text:p>
          </table:table-cell>
          <table:table-cell table:style-name="ce18" table:content-validation-name="val4" table:formula="of:=MIN([$Main.C18];[$Main.E18];[$Main.G18];[$Main.I18];[$Main.K18];[$Main.M18];[$Main.O18];[$Main.Q18];[$Main.S18];[$Main.U18])" office:value-type="float" office:value="0.860513" calcext:value-type="float">
            <text:p>0,860513</text:p>
          </table:table-cell>
          <table:table-cell table:style-name="ce18" table:content-validation-name="val4" table:formula="of:=AVERAGE([$Main.C18];[$Main.E18];[$Main.G18];[$Main.I18];[$Main.K18];[$Main.M18];[$Main.O18];[$Main.Q18];[$Main.S18];[$Main.U18])" office:value-type="float" office:value="1.0991689" calcext:value-type="float">
            <text:p>1,099169</text:p>
          </table:table-cell>
          <table:table-cell table:style-name="ce18" table:content-validation-name="val4" table:formula="of:=STDEV([$Main.C18];[$Main.E18];[$Main.G18];[$Main.I18];[$Main.K18];[$Main.M18];[$Main.O18];[$Main.Q18];[$Main.S18];[$Main.U18])" office:value-type="float" office:value="0.175485683798138" calcext:value-type="float">
            <text:p>0,175486</text:p>
          </table:table-cell>
          <table:table-cell table:style-name="ce18" table:content-validation-name="val4" table:formula="of:=IF([.$B17]=0;0;(([.E17]-[.$B17])/[.$B17])*100)" office:value-type="float" office:value="-28.5880759866151" calcext:value-type="float">
            <text:p>-28,588076</text:p>
          </table:table-cell>
          <table:table-cell table:style-name="ce18" table:content-validation-name="val4" table:formula="of:=IF([.$B17]=0;0;(([.F17]-[.$B17])/[.$B17])*100)" office:value-type="float" office:value="-28.4277306876033" calcext:value-type="float">
            <text:p>-28,427731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7]" office:value-type="string" office:string-value="GKD-c_16_n500_m50" calcext:value-type="string">
            <text:p>GKD-c_16_n500_m50</text:p>
          </table:table-cell>
          <table:table-cell table:style-name="ce11" table:content-validation-name="val4" office:value-type="float" office:value="15518.5" calcext:value-type="float">
            <text:p>15518,5</text:p>
          </table:table-cell>
          <table:table-cell table:style-name="ce11" table:content-validation-name="val4" office:value-type="float" office:value="3600.13" calcext:value-type="float">
            <text:p>3600,13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19];[$Main.D19];[$Main.F19];[$Main.H19];[$Main.J19];[$Main.L19];[$Main.N19];[$Main.P19];[$Main.R19];[$Main.T19])" office:value-type="float" office:value="11222.6" calcext:value-type="float">
            <text:p>11222,6</text:p>
          </table:table-cell>
          <table:table-cell table:style-name="ce18" table:content-validation-name="val4" table:formula="of:=AVERAGE([$Main.B19];[$Main.D19];[$Main.F19];[$Main.H19];[$Main.J19];[$Main.L19];[$Main.N19];[$Main.P19];[$Main.R19];[$Main.T19])" office:value-type="float" office:value="11225.04" calcext:value-type="float">
            <text:p>11225,04</text:p>
          </table:table-cell>
          <table:table-cell table:style-name="ce18" table:content-validation-name="val4" table:formula="of:=STDEV([$Main.B19];[$Main.D19];[$Main.F19];[$Main.H19];[$Main.J19];[$Main.L19];[$Main.N19];[$Main.P19];[$Main.R19];[$Main.T19])" office:value-type="float" office:value="1.71347599924853" calcext:value-type="float">
            <text:p>1,713476</text:p>
          </table:table-cell>
          <table:table-cell table:style-name="ce18" table:content-validation-name="val4" table:formula="of:=MIN([$Main.C19];[$Main.E19];[$Main.G19];[$Main.I19];[$Main.K19];[$Main.M19];[$Main.O19];[$Main.Q19];[$Main.S19];[$Main.U19])" office:value-type="float" office:value="0.733113" calcext:value-type="float">
            <text:p>0,733113</text:p>
          </table:table-cell>
          <table:table-cell table:style-name="ce18" table:content-validation-name="val4" table:formula="of:=AVERAGE([$Main.C19];[$Main.E19];[$Main.G19];[$Main.I19];[$Main.K19];[$Main.M19];[$Main.O19];[$Main.Q19];[$Main.S19];[$Main.U19])" office:value-type="float" office:value="1.0863799" calcext:value-type="float">
            <text:p>1,08638</text:p>
          </table:table-cell>
          <table:table-cell table:style-name="ce18" table:content-validation-name="val4" table:formula="of:=STDEV([$Main.C19];[$Main.E19];[$Main.G19];[$Main.I19];[$Main.K19];[$Main.M19];[$Main.O19];[$Main.Q19];[$Main.S19];[$Main.U19])" office:value-type="float" office:value="0.193770186962374" calcext:value-type="float">
            <text:p>0,19377</text:p>
          </table:table-cell>
          <table:table-cell table:style-name="ce18" table:content-validation-name="val4" table:formula="of:=IF([.$B18]=0;0;(([.E18]-[.$B18])/[.$B18])*100)" office:value-type="float" office:value="-27.6824435351355" calcext:value-type="float">
            <text:p>-27,682444</text:p>
          </table:table-cell>
          <table:table-cell table:style-name="ce18" table:content-validation-name="val4" table:formula="of:=IF([.$B18]=0;0;(([.F18]-[.$B18])/[.$B18])*100)" office:value-type="float" office:value="-27.6667203660147" calcext:value-type="float">
            <text:p>-27,66672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8]" office:value-type="string" office:string-value="GKD-c_17_n500_m50" calcext:value-type="string">
            <text:p>GKD-c_17_n500_m50</text:p>
          </table:table-cell>
          <table:table-cell table:style-name="ce11" table:content-validation-name="val4" office:value-type="float" office:value="15843.2" calcext:value-type="float">
            <text:p>15843,2</text:p>
          </table:table-cell>
          <table:table-cell table:style-name="ce11" table:content-validation-name="val4" office:value-type="float" office:value="3600.23" calcext:value-type="float">
            <text:p>3600,23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20];[$Main.D20];[$Main.F20];[$Main.H20];[$Main.J20];[$Main.L20];[$Main.N20];[$Main.P20];[$Main.R20];[$Main.T20])" office:value-type="float" office:value="11184.6" calcext:value-type="float">
            <text:p>11184,6</text:p>
          </table:table-cell>
          <table:table-cell table:style-name="ce18" table:content-validation-name="val4" table:formula="of:=AVERAGE([$Main.B20];[$Main.D20];[$Main.F20];[$Main.H20];[$Main.J20];[$Main.L20];[$Main.N20];[$Main.P20];[$Main.R20];[$Main.T20])" office:value-type="float" office:value="11191.41" calcext:value-type="float">
            <text:p>11191,41</text:p>
          </table:table-cell>
          <table:table-cell table:style-name="ce18" table:content-validation-name="val4" table:formula="of:=STDEV([$Main.B20];[$Main.D20];[$Main.F20];[$Main.H20];[$Main.J20];[$Main.L20];[$Main.N20];[$Main.P20];[$Main.R20];[$Main.T20])" office:value-type="float" office:value="5.77435903128826" calcext:value-type="float">
            <text:p>5,774359</text:p>
          </table:table-cell>
          <table:table-cell table:style-name="ce18" table:content-validation-name="val4" table:formula="of:=MIN([$Main.C20];[$Main.E20];[$Main.G20];[$Main.I20];[$Main.K20];[$Main.M20];[$Main.O20];[$Main.Q20];[$Main.S20];[$Main.U20])" office:value-type="float" office:value="1.00906" calcext:value-type="float">
            <text:p>1,00906</text:p>
          </table:table-cell>
          <table:table-cell table:style-name="ce18" table:content-validation-name="val4" table:formula="of:=AVERAGE([$Main.C20];[$Main.E20];[$Main.G20];[$Main.I20];[$Main.K20];[$Main.M20];[$Main.O20];[$Main.Q20];[$Main.S20];[$Main.U20])" office:value-type="float" office:value="1.223142" calcext:value-type="float">
            <text:p>1,223142</text:p>
          </table:table-cell>
          <table:table-cell table:style-name="ce18" table:content-validation-name="val4" table:formula="of:=STDEV([$Main.C20];[$Main.E20];[$Main.G20];[$Main.I20];[$Main.K20];[$Main.M20];[$Main.O20];[$Main.Q20];[$Main.S20];[$Main.U20])" office:value-type="float" office:value="0.134940193896737" calcext:value-type="float">
            <text:p>0,13494</text:p>
          </table:table-cell>
          <table:table-cell table:style-name="ce18" table:content-validation-name="val4" table:formula="of:=IF([.$B19]=0;0;(([.E19]-[.$B19])/[.$B19])*100)" office:value-type="float" office:value="-29.4044132498485" calcext:value-type="float">
            <text:p>-29,404413</text:p>
          </table:table-cell>
          <table:table-cell table:style-name="ce18" table:content-validation-name="val4" table:formula="of:=IF([.$B19]=0;0;(([.F19]-[.$B19])/[.$B19])*100)" office:value-type="float" office:value="-29.3614295091901" calcext:value-type="float">
            <text:p>-29,36143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9]" office:value-type="string" office:string-value="GKD-c_18_n500_m50" calcext:value-type="string">
            <text:p>GKD-c_18_n500_m50</text:p>
          </table:table-cell>
          <table:table-cell table:style-name="ce11" table:content-validation-name="val4" office:value-type="float" office:value="15893.7" calcext:value-type="float">
            <text:p>15893,7</text:p>
          </table:table-cell>
          <table:table-cell table:style-name="ce11" table:content-validation-name="val4" office:value-type="float" office:value="3600.11" calcext:value-type="float">
            <text:p>3600,11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21];[$Main.D21];[$Main.F21];[$Main.H21];[$Main.J21];[$Main.L21];[$Main.N21];[$Main.P21];[$Main.R21];[$Main.T21])" office:value-type="float" office:value="10933.2" calcext:value-type="float">
            <text:p>10933,2</text:p>
          </table:table-cell>
          <table:table-cell table:style-name="ce18" table:content-validation-name="val4" table:formula="of:=AVERAGE([$Main.B21];[$Main.D21];[$Main.F21];[$Main.H21];[$Main.J21];[$Main.L21];[$Main.N21];[$Main.P21];[$Main.R21];[$Main.T21])" office:value-type="float" office:value="10956.52" calcext:value-type="float">
            <text:p>10956,52</text:p>
          </table:table-cell>
          <table:table-cell table:style-name="ce18" table:content-validation-name="val4" table:formula="of:=STDEV([$Main.B21];[$Main.D21];[$Main.F21];[$Main.H21];[$Main.J21];[$Main.L21];[$Main.N21];[$Main.P21];[$Main.R21];[$Main.T21])" office:value-type="float" office:value="8.20254702990328" calcext:value-type="float">
            <text:p>8,202547</text:p>
          </table:table-cell>
          <table:table-cell table:style-name="ce18" table:content-validation-name="val4" table:formula="of:=MIN([$Main.C21];[$Main.E21];[$Main.G21];[$Main.I21];[$Main.K21];[$Main.M21];[$Main.O21];[$Main.Q21];[$Main.S21];[$Main.U21])" office:value-type="float" office:value="0.823594" calcext:value-type="float">
            <text:p>0,823594</text:p>
          </table:table-cell>
          <table:table-cell table:style-name="ce18" table:content-validation-name="val4" table:formula="of:=AVERAGE([$Main.C21];[$Main.E21];[$Main.G21];[$Main.I21];[$Main.K21];[$Main.M21];[$Main.O21];[$Main.Q21];[$Main.S21];[$Main.U21])" office:value-type="float" office:value="1.1340353" calcext:value-type="float">
            <text:p>1,134035</text:p>
          </table:table-cell>
          <table:table-cell table:style-name="ce18" table:content-validation-name="val4" table:formula="of:=STDEV([$Main.C21];[$Main.E21];[$Main.G21];[$Main.I21];[$Main.K21];[$Main.M21];[$Main.O21];[$Main.Q21];[$Main.S21];[$Main.U21])" office:value-type="float" office:value="0.175684946291207" calcext:value-type="float">
            <text:p>0,175685</text:p>
          </table:table-cell>
          <table:table-cell table:style-name="ce18" table:content-validation-name="val4" table:formula="of:=IF([.$B20]=0;0;(([.E20]-[.$B20])/[.$B20])*100)" office:value-type="float" office:value="-31.210479624002" calcext:value-type="float">
            <text:p>-31,21048</text:p>
          </table:table-cell>
          <table:table-cell table:style-name="ce18" table:content-validation-name="val4" table:formula="of:=IF([.$B20]=0;0;(([.F20]-[.$B20])/[.$B20])*100)" office:value-type="float" office:value="-31.0637548210926" calcext:value-type="float">
            <text:p>-31,063755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0]" office:value-type="string" office:string-value="GKD-c_19_n500_m50" calcext:value-type="string">
            <text:p>GKD-c_19_n500_m50</text:p>
          </table:table-cell>
          <table:table-cell table:style-name="ce11" table:content-validation-name="val4" office:value-type="float" office:value="15712.7" calcext:value-type="float">
            <text:p>15712,7</text:p>
          </table:table-cell>
          <table:table-cell table:style-name="ce11" table:content-validation-name="val4" office:value-type="float" office:value="3600.21" calcext:value-type="float">
            <text:p>3600,21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22];[$Main.D22];[$Main.F22];[$Main.H22];[$Main.J22];[$Main.L22];[$Main.N22];[$Main.P22];[$Main.R22];[$Main.T22])" office:value-type="float" office:value="10952.3" calcext:value-type="float">
            <text:p>10952,3</text:p>
          </table:table-cell>
          <table:table-cell table:style-name="ce18" table:content-validation-name="val4" table:formula="of:=AVERAGE([$Main.B22];[$Main.D22];[$Main.F22];[$Main.H22];[$Main.J22];[$Main.L22];[$Main.N22];[$Main.P22];[$Main.R22];[$Main.T22])" office:value-type="float" office:value="10989.02" calcext:value-type="float">
            <text:p>10989,02</text:p>
          </table:table-cell>
          <table:table-cell table:style-name="ce18" table:content-validation-name="val4" table:formula="of:=STDEV([$Main.B22];[$Main.D22];[$Main.F22];[$Main.H22];[$Main.J22];[$Main.L22];[$Main.N22];[$Main.P22];[$Main.R22];[$Main.T22])" office:value-type="float" office:value="13.1832216598728" calcext:value-type="float">
            <text:p>13,183222</text:p>
          </table:table-cell>
          <table:table-cell table:style-name="ce18" table:content-validation-name="val4" table:formula="of:=MIN([$Main.C22];[$Main.E22];[$Main.G22];[$Main.I22];[$Main.K22];[$Main.M22];[$Main.O22];[$Main.Q22];[$Main.S22];[$Main.U22])" office:value-type="float" office:value="0.908804" calcext:value-type="float">
            <text:p>0,908804</text:p>
          </table:table-cell>
          <table:table-cell table:style-name="ce18" table:content-validation-name="val4" table:formula="of:=AVERAGE([$Main.C22];[$Main.E22];[$Main.G22];[$Main.I22];[$Main.K22];[$Main.M22];[$Main.O22];[$Main.Q22];[$Main.S22];[$Main.U22])" office:value-type="float" office:value="1.1360214" calcext:value-type="float">
            <text:p>1,136021</text:p>
          </table:table-cell>
          <table:table-cell table:style-name="ce18" table:content-validation-name="val4" table:formula="of:=STDEV([$Main.C22];[$Main.E22];[$Main.G22];[$Main.I22];[$Main.K22];[$Main.M22];[$Main.O22];[$Main.Q22];[$Main.S22];[$Main.U22])" office:value-type="float" office:value="0.145152442371001" calcext:value-type="float">
            <text:p>0,145152</text:p>
          </table:table-cell>
          <table:table-cell table:style-name="ce18" table:content-validation-name="val4" table:formula="of:=IF([.$B21]=0;0;(([.E21]-[.$B21])/[.$B21])*100)" office:value-type="float" office:value="-30.2965117389118" calcext:value-type="float">
            <text:p>-30,296512</text:p>
          </table:table-cell>
          <table:table-cell table:style-name="ce18" table:content-validation-name="val4" table:formula="of:=IF([.$B21]=0;0;(([.F21]-[.$B21])/[.$B21])*100)" office:value-type="float" office:value="-30.062815429557" calcext:value-type="float">
            <text:p>-30,062815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1]" office:value-type="string" office:string-value="GKD-c_20_n500_m50" calcext:value-type="string">
            <text:p>GKD-c_20_n500_m50</text:p>
          </table:table-cell>
          <table:table-cell table:style-name="ce11" table:content-validation-name="val4" office:value-type="float" office:value="15283.6" calcext:value-type="float">
            <text:p>15283,6</text:p>
          </table:table-cell>
          <table:table-cell table:style-name="ce11" table:content-validation-name="val4" office:value-type="float" office:value="3600.11" calcext:value-type="float">
            <text:p>3600,11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23];[$Main.D23];[$Main.F23];[$Main.H23];[$Main.J23];[$Main.L23];[$Main.N23];[$Main.P23];[$Main.R23];[$Main.T23])" office:value-type="float" office:value="10722.1" calcext:value-type="float">
            <text:p>10722,1</text:p>
          </table:table-cell>
          <table:table-cell table:style-name="ce18" table:content-validation-name="val4" table:formula="of:=AVERAGE([$Main.B23];[$Main.D23];[$Main.F23];[$Main.H23];[$Main.J23];[$Main.L23];[$Main.N23];[$Main.P23];[$Main.R23];[$Main.T23])" office:value-type="float" office:value="10722.31" calcext:value-type="float">
            <text:p>10722,31</text:p>
          </table:table-cell>
          <table:table-cell table:style-name="ce18" table:content-validation-name="val4" table:formula="of:=STDEV([$Main.B23];[$Main.D23];[$Main.F23];[$Main.H23];[$Main.J23];[$Main.L23];[$Main.N23];[$Main.P23];[$Main.R23];[$Main.T23])" office:value-type="float" office:value="0.664078308635475" calcext:value-type="float">
            <text:p>0,664078</text:p>
          </table:table-cell>
          <table:table-cell table:style-name="ce18" table:content-validation-name="val4" table:formula="of:=MIN([$Main.C23];[$Main.E23];[$Main.G23];[$Main.I23];[$Main.K23];[$Main.M23];[$Main.O23];[$Main.Q23];[$Main.S23];[$Main.U23])" office:value-type="float" office:value="0.79686" calcext:value-type="float">
            <text:p>0,79686</text:p>
          </table:table-cell>
          <table:table-cell table:style-name="ce18" table:content-validation-name="val4" table:formula="of:=AVERAGE([$Main.C23];[$Main.E23];[$Main.G23];[$Main.I23];[$Main.K23];[$Main.M23];[$Main.O23];[$Main.Q23];[$Main.S23];[$Main.U23])" office:value-type="float" office:value="1.079406" calcext:value-type="float">
            <text:p>1,079406</text:p>
          </table:table-cell>
          <table:table-cell table:style-name="ce18" table:content-validation-name="val4" table:formula="of:=STDEV([$Main.C23];[$Main.E23];[$Main.G23];[$Main.I23];[$Main.K23];[$Main.M23];[$Main.O23];[$Main.Q23];[$Main.S23];[$Main.U23])" office:value-type="float" office:value="0.118641535466201" calcext:value-type="float">
            <text:p>0,118642</text:p>
          </table:table-cell>
          <table:table-cell table:style-name="ce18" table:content-validation-name="val4" table:formula="of:=IF([.$B22]=0;0;(([.E22]-[.$B22])/[.$B22])*100)" office:value-type="float" office:value="-29.8457169776754" calcext:value-type="float">
            <text:p>-29,845717</text:p>
          </table:table-cell>
          <table:table-cell table:style-name="ce18" table:content-validation-name="val4" table:formula="of:=IF([.$B22]=0;0;(([.F22]-[.$B22])/[.$B22])*100)" office:value-type="float" office:value="-29.8443429558481" calcext:value-type="float">
            <text:p>-29,844343</text:p>
          </table:table-cell>
          <table:table-cell table:content-validation-name="val4" table:number-columns-repeated="1012"/>
        </table:table-row>
        <table:table-row table:style-name="ro2">
          <table:table-cell table:content-validation-name="val4" office:value-type="string" calcext:value-type="string">
            <text:p>Somatório</text:p>
          </table:table-cell>
          <table:table-cell table:style-name="ce16" table:content-validation-name="val4"/>
          <table:table-cell table:style-name="ce16" table:content-validation-name="val4" table:formula="of:=SUM([.C3:.C22])" office:value-type="float" office:value="72073.08" calcext:value-type="float">
            <text:p>72073,08</text:p>
          </table:table-cell>
          <table:table-cell table:style-name="ce16" table:content-validation-name="val4" table:formula="of:=SUM([.D3:.D22])" office:value-type="float" office:value="20" calcext:value-type="float">
            <text:p>20</text:p>
          </table:table-cell>
          <table:table-cell table:style-name="ce16" table:content-validation-name="val4" table:number-columns-repeated="3"/>
          <table:table-cell table:style-name="ce16" table:content-validation-name="val4" table:formula="of:=SUM([.H3:.H22])" office:value-type="float" office:value="17.553569" calcext:value-type="float">
            <text:p>17,553569</text:p>
          </table:table-cell>
          <table:table-cell table:style-name="ce16" table:content-validation-name="val4" table:formula="of:=SUM([.I3:.I22])" office:value-type="float" office:value="22.5222451" calcext:value-type="float">
            <text:p>22,522245</text:p>
          </table:table-cell>
          <table:table-cell table:style-name="ce16" table:content-validation-name="val4" table:number-columns-repeated="3"/>
          <table:table-cell table:content-validation-name="val4" table:number-columns-repeated="1012"/>
        </table:table-row>
        <table:table-row table:style-name="ro2">
          <table:table-cell table:content-validation-name="val4" office:value-type="string" calcext:value-type="string">
            <text:p>Média</text:p>
          </table:table-cell>
          <table:table-cell table:style-name="ce16" table:content-validation-name="val4" table:formula="of:=AVERAGE([.B3:.B22])" office:value-type="float" office:value="15633.38" calcext:value-type="float">
            <text:p>15633,38</text:p>
          </table:table-cell>
          <table:table-cell table:style-name="ce16" table:content-validation-name="val4" table:formula="of:=AVERAGE([.C3:.C22])" office:value-type="float" office:value="3603.654" calcext:value-type="float">
            <text:p>3603,654</text:p>
          </table:table-cell>
          <table:table-cell table:style-name="ce16" table:content-validation-name="val4" table:formula="of:=AVERAGE([.D3:.D22])" office:value-type="float" office:value="1" calcext:value-type="float">
            <text:p>1</text:p>
          </table:table-cell>
          <table:table-cell table:style-name="ce16" table:content-validation-name="val4" table:formula="of:=AVERAGE([.E3:.E22])" office:value-type="float" office:value="10978.965" calcext:value-type="float">
            <text:p>10978,965</text:p>
          </table:table-cell>
          <table:table-cell table:style-name="ce16" table:content-validation-name="val4" table:formula="of:=AVERAGE([.F3:.F22])" office:value-type="float" office:value="10993.355" calcext:value-type="float">
            <text:p>10993,355</text:p>
          </table:table-cell>
          <table:table-cell table:style-name="ce16" table:content-validation-name="val4" table:formula="of:=AVERAGE([.G3:.G22])" office:value-type="float" office:value="8.76538077727695" calcext:value-type="float">
            <text:p>8,765381</text:p>
          </table:table-cell>
          <table:table-cell table:style-name="ce16" table:content-validation-name="val4" table:formula="of:=AVERAGE([.H3:.H22])" office:value-type="float" office:value="0.87767845" calcext:value-type="float">
            <text:p>0,877678</text:p>
          </table:table-cell>
          <table:table-cell table:style-name="ce16" table:content-validation-name="val4" table:formula="of:=AVERAGE([.I3:.I22])" office:value-type="float" office:value="1.126112255" calcext:value-type="float">
            <text:p>1,126112</text:p>
          </table:table-cell>
          <table:table-cell table:style-name="ce16" table:content-validation-name="val4" table:formula="of:=AVERAGE([.J3:.J22])" office:value-type="float" office:value="0.154991639121769" calcext:value-type="float">
            <text:p>0,154992</text:p>
          </table:table-cell>
          <table:table-cell table:style-name="ce16" table:content-validation-name="val4" table:formula="of:=AVERAGE([.K3:.K22])" office:value-type="float" office:value="-29.7595990553429" calcext:value-type="float">
            <text:p>-29,759599</text:p>
          </table:table-cell>
          <table:table-cell table:style-name="ce16" table:content-validation-name="val4" table:formula="of:=AVERAGE([.L3:.L22])" office:value-type="float" office:value="-29.6677359260871" calcext:value-type="float">
            <text:p>-29,667736</text:p>
          </table:table-cell>
          <table:table-cell table:content-validation-name="val4" table:number-columns-repeated="1012"/>
        </table:table-row>
        <table:table-row table:style-name="ro2" table:visibility="collapse" table:number-rows-repeated="1046572">
          <table:table-cell table:content-validation-name="val4" table:number-columns-repeated="1024"/>
        </table:table-row>
        <table:table-row table:style-name="ro3" table:visibility="collapse" table:number-rows-repeated="1979">
          <table:table-cell table:content-validation-name="val4" table:number-columns-repeated="1024"/>
        </table:table-row>
        <table:table-row table:style-name="ro3" table:visibility="collapse">
          <table:table-cell table:content-validation-name="val4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scientific-number number:decimal-places="3" loext:min-decimal-places="3" number:min-integer-digits="1" number:min-exponent-digits="3" loext:exponent-interval="1" loext:forced-exponent-sign="true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 number:title="Definido pelo usuário">
      <number:number number:decimal-places="6" loext:min-decimal-places="0" number:min-integer-digits="1" number:decimal-replacement=""/>
    </number:number-style>
    <number:number-style style:name="N11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5">
      <number:number number:decimal-places="4" loext:min-decimal-places="0" number:min-integer-digits="0" number:decimal-replacement="" number:grouping="true"/>
    </number:number-style>
    <number:number-style style:name="N116">
      <number:number number:decimal-places="6" loext:min-decimal-places="0" number:min-integer-digits="0" number:decimal-replacement="" number:grouping="true"/>
    </number:number-style>
    <number:number-style style:name="N117">
      <number:number number:decimal-places="6" loext:min-decimal-places="0" number:min-integer-digits="1" number:decimal-replacement="" number:grouping="true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6" loext:min-decimal-places="0" number:min-integer-digits="0" number:decimal-replacement=""/>
    </number:number-style>
    <number:number-style style:name="N120">
      <number:number number:decimal-places="4" loext:min-decimal-places="0" number:min-integer-digits="0" number:decimal-replacement=""/>
    </number:number-style>
    <number:number-style style:name="N121">
      <number:number number:decimal-places="7" loext:min-decimal-places="0" number:min-integer-digits="1" number:decimal-replacement="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 style:data-style-name="N61"/>
    <style:style style:name="Sem_20_título2" style:display-name="Sem título2" style:family="table-cell" style:parent-style-name="Defa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3:25:31.1304363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Nomes_20_de_20_arquivos" style:display-name="PageStyle_Nomes de arquiv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n" style:display-name="PageStyle_Mai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hiocordyceps</meta:initial-creator>
    <meta:creation-date>2018-04-24T21:47:43</meta:creation-date>
    <dc:date>2020-06-17T13:25:56.332556312</dc:date>
    <meta:generator>LibreOffice/6.1.5.2$Linux_X86_64 LibreOffice_project/10$Build-2</meta:generator>
    <meta:editing-duration>PT10H58M34S</meta:editing-duration>
    <meta:editing-cycles>125</meta:editing-cycles>
    <meta:document-statistic meta:table-count="3" meta:cell-count="78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